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080000049FCD012760141BE5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000000" draw:textarea-vertical-align="middle"/>
    </style:style>
    <style:style style:name="gr2" style:family="graphic" style:parent-style-name="standard">
      <style:graphic-properties svg:stroke-color="#808080" draw:fill-color="#cccccc" draw:textarea-vertical-align="middl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666666" draw:textarea-horizontal-align="justify" draw:textarea-vertical-align="middle" draw:auto-grow-height="false" fo:min-height="0.15cm" fo:min-width="0.9cm"/>
    </style:style>
    <style:style style:name="gr5" style:family="graphic" style:parent-style-name="standard">
      <style:graphic-properties draw:stroke="none" svg:stroke-color="#000000" draw:marker-start="" draw:fill="solid" draw:fill-color="#ffffff" draw:opacity="100%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-color="#b2b2b2" draw:textarea-horizontal-align="justify" draw:textarea-vertical-align="middle" draw:auto-grow-height="false" fo:min-height="0.15cm" fo:min-width="0.9cm"/>
    </style:style>
    <style:style style:name="gr7" style:family="graphic" style:parent-style-name="standard">
      <style:graphic-properties draw:stroke="none" draw:fill-color="#a48989" draw:textarea-horizontal-align="justify" draw:textarea-vertical-align="middle" draw:auto-grow-height="false" fo:min-height="0.15cm" fo:min-width="0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4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8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0.32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</style:style>
    <style:style style:name="gr18" style:family="graphic" style:parent-style-name="objectwithoutfill">
      <style:graphic-properties draw:stroke="solid" svg:stroke-width="0.081cm" draw:marker-start="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9" style:family="graphic" style:parent-style-name="objectwithoutfill">
      <style:graphic-properties svg:stroke-width="0.081cm" draw:marker-start-width="0.443cm" draw:marker-end-width="0.443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35cm" svg:stroke-color="#dddddd" draw:marker-start-width="0.252cm" draw:marker-end-width="0.252cm" draw:fill="solid" draw:fill-color="#dddddd" draw:textarea-horizontal-align="justify" draw:textarea-vertical-align="middle" draw:auto-grow-height="false" fo:min-height="0.916cm" fo:min-width="0cm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 draw:shadow-color="#000000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2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93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.872cm" fo:min-width="0cm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svg:stroke-color="#0000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46cm" fo:min-width="0cm" fo:padding-top="0.142cm" fo:padding-bottom="0.142cm" fo:padding-left="0.267cm" fo:padding-right="0.267cm"/>
    </style:style>
    <style:style style:name="gr30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5cm" fo:min-width="0cm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6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88cm"/>
    </style:style>
    <style:style style:name="gr37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3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0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53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16cm" fo:min-width="0.166cm" fo:padding-top="0.142cm" fo:padding-bottom="0.142cm" fo:padding-left="0.267cm" fo:padding-right="0.267cm"/>
    </style:style>
    <style:style style:name="gr4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8cm" fo:min-width="1.13cm" fo:padding-top="0.142cm" fo:padding-bottom="0.142cm" fo:padding-left="0.267cm" fo:padding-right="0.26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="solid" draw:fill-color="#ffffff" draw:opacity="100%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-color="#a48989"/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dddddd"/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33% 58%"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0.799cm" svg:height="1.099cm" svg:x="4.4cm" svg:y="21.4cm" svg:viewBox="0 0 800 1100" draw:points="0,0 800,800 800,1100 0,300">
          <text:p/>
        </draw:polygon>
        <draw:polygon draw:style-name="gr2" draw:text-style-name="P2" draw:layer="layout" svg:width="0.999cm" svg:height="0.799cm" svg:x="5.3cm" svg:y="21.4cm" svg:viewBox="0 0 1000 800" draw:points="800,800 1000,700 300,0 0,0">
          <text:p/>
        </draw:polygon>
        <draw:frame draw:style-name="gr3" draw:text-style-name="P3" draw:layer="layout" svg:width="18.999cm" svg:height="12.486cm" draw:transform="rotate (1.5707963267949) translate (10.34cm 24.9cm)">
          <draw:image xlink:href="Pictures/10000201000007080000049FCD012760141BE5CA.png" xlink:type="simple" xlink:show="embed" xlink:actuate="onLoad">
            <text:p/>
          </draw:image>
        </draw:frame>
        <draw:custom-shape draw:style-name="gr4" draw:text-style-name="P4" draw:layer="Kupfer" svg:width="1.4cm" svg:height="0.4cm" svg:x="6.8cm" svg:y="13.31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5" draw:layer="Kupfer" svg:width="0.2cm" svg:height="0.2cm" svg:x="7.9cm" svg:y="13.4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" draw:text-style-name="P5" draw:layer="Kupfer" svg:width="0.2cm" svg:height="0.2cm" svg:x="7.4cm" svg:y="13.41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" draw:text-style-name="P5" draw:layer="Kupfer" svg:width="0.2cm" svg:height="0.2cm" svg:x="6.9cm" svg:y="13.41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g>
          <draw:custom-shape draw:style-name="gr6" draw:text-style-name="P6" draw:layer="Kupfer" svg:width="1.4cm" svg:height="0.4cm" svg:x="3.808cm" svg:y="2.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3.908cm" svg:y="2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408cm" svg:y="2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908cm" svg:y="2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7" draw:layer="Kupfer" svg:width="1.4cm" svg:height="0.4cm" svg:x="5.308cm" svg:y="2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Kupfer" svg:width="0.2cm" svg:height="0.2cm" svg:x="5.408cm" svg:y="2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Kupfer" svg:width="0.2cm" svg:height="0.2cm" svg:x="5.908cm" svg:y="2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Kupfer" svg:width="0.2cm" svg:height="0.2cm" svg:x="6.408cm" svg:y="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Kupfer" svg:width="1.4cm" svg:height="0.4cm" svg:x="6.808cm" svg:y="2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Kupfer" svg:width="0.2cm" svg:height="0.2cm" svg:x="6.908cm" svg:y="2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Kupfer" svg:width="0.2cm" svg:height="0.2cm" svg:x="7.408cm" svg:y="2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Kupfer" svg:width="0.2cm" svg:height="0.2cm" svg:x="7.908cm" svg:y="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6" draw:layer="Kupfer" svg:width="1.4cm" svg:height="0.4cm" svg:x="3.808cm" svg:y="3.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3.908cm" svg:y="3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408cm" svg:y="3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908cm" svg:y="3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5.308cm" svg:y="3.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5.408cm" svg:y="3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5.908cm" svg:y="3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6.408cm" svg:y="3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draw:layer="Kupfer" svg:width="1.4cm" svg:height="0.4cm" svg:x="6.808cm" svg:y="3.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Kupfer" svg:width="0.2cm" svg:height="0.2cm" svg:x="6.908cm" svg:y="3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Kupfer" svg:width="0.2cm" svg:height="0.2cm" svg:x="7.408cm" svg:y="3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Kupfer" svg:width="0.2cm" svg:height="0.2cm" svg:x="7.908cm" svg:y="3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6" draw:layer="Kupfer" svg:width="1.4cm" svg:height="0.4cm" svg:x="3.808cm" svg:y="3.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3.908cm" svg:y="3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408cm" svg:y="3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908cm" svg:y="3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5.308cm" svg:y="3.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5.408cm" svg:y="3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5.908cm" svg:y="3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6.408cm" svg:y="3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6.808cm" svg:y="3.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6.908cm" svg:y="3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7.408cm" svg:y="3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7.908cm" svg:y="3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3.808cm" svg:y="4.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3.908cm" svg:y="4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408cm" svg:y="4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908cm" svg:y="4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5.308cm" svg:y="4.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5.408cm" svg:y="4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5.908cm" svg:y="4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6.408cm" svg:y="4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6.808cm" svg:y="4.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6.908cm" svg:y="4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7.408cm" svg:y="4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7.908cm" svg:y="4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3.808cm" svg:y="4.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3.908cm" svg:y="4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408cm" svg:y="4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908cm" svg:y="4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5.308cm" svg:y="4.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5.408cm" svg:y="4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5.908cm" svg:y="4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6.408cm" svg:y="4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6.808cm" svg:y="4.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6.908cm" svg:y="4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7.408cm" svg:y="4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7.908cm" svg:y="4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3.808cm" svg:y="5.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3.908cm" svg:y="5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408cm" svg:y="5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908cm" svg:y="5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draw:layer="Kupfer" svg:width="1.4cm" svg:height="0.4cm" svg:x="5.308cm" svg:y="5.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Kupfer" svg:width="0.2cm" svg:height="0.2cm" svg:x="5.408cm" svg:y="5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Kupfer" svg:width="0.2cm" svg:height="0.2cm" svg:x="5.908cm" svg:y="5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Kupfer" svg:width="0.2cm" svg:height="0.2cm" svg:x="6.408cm" svg:y="5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6" draw:layer="Kupfer" svg:width="1.4cm" svg:height="0.4cm" svg:x="6.808cm" svg:y="5.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6.908cm" svg:y="5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7.408cm" svg:y="5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7.908cm" svg:y="5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3.808cm" svg:y="2.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3.908cm" svg:y="2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408cm" svg:y="2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908cm" svg:y="2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7" draw:layer="Kupfer" svg:width="1.4cm" svg:height="0.4cm" svg:x="5.308cm" svg:y="2.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Kupfer" svg:width="0.2cm" svg:height="0.2cm" svg:x="5.408cm" svg:y="2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Kupfer" svg:width="0.2cm" svg:height="0.2cm" svg:x="5.908cm" svg:y="2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Kupfer" svg:width="0.2cm" svg:height="0.2cm" svg:x="6.408cm" svg:y="2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6" draw:layer="Kupfer" svg:width="1.4cm" svg:height="0.4cm" svg:x="6.808cm" svg:y="2.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6.908cm" svg:y="2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7.408cm" svg:y="2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7.908cm" svg:y="2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3.808cm" svg:y="1.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3.908cm" svg:y="1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408cm" svg:y="1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908cm" svg:y="1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7" draw:layer="Kupfer" svg:width="1.4cm" svg:height="0.4cm" svg:x="5.308cm" svg:y="1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Kupfer" svg:width="0.2cm" svg:height="0.2cm" svg:x="5.408cm" svg:y="1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Kupfer" svg:width="0.2cm" svg:height="0.2cm" svg:x="5.908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Kupfer" svg:width="0.2cm" svg:height="0.2cm" svg:x="6.408cm" svg:y="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6" draw:layer="Kupfer" svg:width="1.4cm" svg:height="0.4cm" svg:x="6.808cm" svg:y="1.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6.908cm" svg:y="1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7.408cm" svg:y="1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7.908cm" svg:y="1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3.808cm" svg:y="5.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3.908cm" svg:y="5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408cm" svg:y="5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908cm" svg:y="5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5.308cm" svg:y="5.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5.408cm" svg:y="5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5.908cm" svg:y="5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6.408cm" svg:y="5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6.808cm" svg:y="5.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6.908cm" svg:y="5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7.408cm" svg:y="5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7.908cm" svg:y="5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3.808cm" svg:y="6.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3.908cm" svg:y="6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408cm" svg:y="6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908cm" svg:y="6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5.308cm" svg:y="6.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5.408cm" svg:y="6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5.908cm" svg:y="6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6.408cm" svg:y="6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6.808cm" svg:y="6.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6.908cm" svg:y="6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7.408cm" svg:y="6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7.908cm" svg:y="6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3.817cm" svg:y="6.7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3.917cm" svg:y="6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417cm" svg:y="6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917cm" svg:y="6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5.317cm" svg:y="6.7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5.417cm" svg:y="6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5.917cm" svg:y="6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6.417cm" svg:y="6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6.817cm" svg:y="6.7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6.917cm" svg:y="6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7.417cm" svg:y="6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7.917cm" svg:y="6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3.817cm" svg:y="7.2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3.917cm" svg:y="7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417cm" svg:y="7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917cm" svg:y="7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5.317cm" svg:y="7.2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5.417cm" svg:y="7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5.917cm" svg:y="7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6.417cm" svg:y="7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6.817cm" svg:y="7.2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6.917cm" svg:y="7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7.417cm" svg:y="7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7.917cm" svg:y="7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3.817cm" svg:y="7.7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3.917cm" svg:y="7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417cm" svg:y="7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917cm" svg:y="7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draw:layer="Kupfer" svg:width="1.4cm" svg:height="0.4cm" svg:x="5.317cm" svg:y="7.7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Kupfer" svg:width="0.2cm" svg:height="0.2cm" svg:x="5.417cm" svg:y="7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Kupfer" svg:width="0.2cm" svg:height="0.2cm" svg:x="5.917cm" svg:y="7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Kupfer" svg:width="0.2cm" svg:height="0.2cm" svg:x="6.417cm" svg:y="7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6" draw:layer="Kupfer" svg:width="1.4cm" svg:height="0.4cm" svg:x="6.817cm" svg:y="7.7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6.917cm" svg:y="7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7.417cm" svg:y="7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7.917cm" svg:y="7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3.817cm" svg:y="8.2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3.917cm" svg:y="8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417cm" svg:y="8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4.917cm" svg:y="8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draw:layer="Kupfer" svg:width="1.4cm" svg:height="0.4cm" svg:x="5.317cm" svg:y="8.2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Kupfer" svg:width="0.2cm" svg:height="0.2cm" svg:x="5.417cm" svg:y="8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Kupfer" svg:width="0.2cm" svg:height="0.2cm" svg:x="5.917cm" svg:y="8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Kupfer" svg:width="0.2cm" svg:height="0.2cm" svg:x="6.417cm" svg:y="8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6" draw:layer="Kupfer" svg:width="1.4cm" svg:height="0.4cm" svg:x="6.817cm" svg:y="8.2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Kupfer" svg:width="0.2cm" svg:height="0.2cm" svg:x="6.917cm" svg:y="8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7.417cm" svg:y="8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Kupfer" svg:width="0.2cm" svg:height="0.2cm" svg:x="7.917cm" svg:y="8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draw:layer="Kupfer" svg:width="1.4cm" svg:height="0.4cm" svg:x="3.817cm" svg:y="8.7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Kupfer" svg:width="0.2cm" svg:height="0.2cm" svg:x="3.917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Kupfer" svg:width="0.2cm" svg:height="0.2cm" svg:x="4.417cm" svg:y="8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Kupfer" svg:width="0.2cm" svg:height="0.2cm" svg:x="4.917cm" svg:y="8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Kupfer" svg:width="1.4cm" svg:height="0.4cm" svg:x="5.317cm" svg:y="8.7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Kupfer" svg:width="0.2cm" svg:height="0.2cm" svg:x="5.417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Kupfer" svg:width="0.2cm" svg:height="0.2cm" svg:x="5.917cm" svg:y="8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Kupfer" svg:width="0.2cm" svg:height="0.2cm" svg:x="6.417cm" svg:y="8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Kupfer" svg:width="1.4cm" svg:height="0.4cm" svg:x="6.817cm" svg:y="8.7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Kupfer" svg:width="0.2cm" svg:height="0.2cm" svg:x="6.917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Kupfer" svg:width="0.2cm" svg:height="0.2cm" svg:x="7.417cm" svg:y="8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Kupfer" svg:width="0.2cm" svg:height="0.2cm" svg:x="7.917cm" svg:y="8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Beschriftung" svg:width="0.659cm" svg:height="0.569cm" svg:x="3.349cm" svg:y="8.241cm">
          <draw:text-box>
            <text:p text:style-name="P8"><text:span text:style-name="T1">5</text:span></text:p>
          </draw:text-box>
        </draw:frame>
        <draw:frame draw:style-name="gr8" draw:text-style-name="P10" draw:layer="Beschriftung" svg:width="0.659cm" svg:height="0.569cm" svg:x="8.009cm" svg:y="8.241cm">
          <draw:text-box>
            <text:p><text:span text:style-name="T1">6</text:span></text:p>
          </draw:text-box>
        </draw:frame>
        <draw:frame draw:style-name="gr8" draw:text-style-name="P10" draw:layer="Beschriftung" svg:width="0.659cm" svg:height="0.569cm" svg:x="8.01cm" svg:y="7.741cm">
          <draw:text-box>
            <text:p><text:span text:style-name="T1">7</text:span></text:p>
          </draw:text-box>
        </draw:frame>
        <draw:frame draw:style-name="gr8" draw:text-style-name="P10" draw:layer="Beschriftung" svg:width="0.659cm" svg:height="0.569cm" svg:x="8.011cm" svg:y="7.241cm">
          <draw:text-box>
            <text:p><text:span text:style-name="T1">8</text:span></text:p>
          </draw:text-box>
        </draw:frame>
        <draw:frame draw:style-name="gr8" draw:text-style-name="P10" draw:layer="Beschriftung" svg:width="0.659cm" svg:height="0.569cm" svg:x="8.012cm" svg:y="6.741cm">
          <draw:text-box>
            <text:p><text:span text:style-name="T1">9</text:span></text:p>
          </draw:text-box>
        </draw:frame>
        <draw:frame draw:style-name="gr9" draw:text-style-name="P10" draw:layer="Beschriftung" svg:width="0.815cm" svg:height="0.569cm" svg:x="8.013cm" svg:y="6.241cm">
          <draw:text-box>
            <text:p><text:span text:style-name="T1">10</text:span></text:p>
          </draw:text-box>
        </draw:frame>
        <draw:frame draw:style-name="gr10" draw:text-style-name="P10" draw:layer="Beschriftung" svg:width="1.48cm" svg:height="0.569cm" svg:x="8.014cm" svg:y="5.741cm">
          <draw:text-box>
            <text:p><text:span text:style-name="T1">1</text:span><text:span text:style-name="T1">1</text:span><text:span text:style-name="T1">/</text:span><text:span text:style-name="T1">S</text:span><text:span text:style-name="T1">D</text:span><text:span text:style-name="T1">A</text:span></text:p>
          </draw:text-box>
        </draw:frame>
        <draw:frame draw:style-name="gr11" draw:text-style-name="P10" draw:layer="Beschriftung" svg:width="1.446cm" svg:height="0.569cm" svg:x="8.015cm" svg:y="5.241cm">
          <draw:text-box>
            <text:p><text:span text:style-name="T1">12/S</text:span><text:span text:style-name="T1">CL</text:span></text:p>
          </draw:text-box>
        </draw:frame>
        <draw:frame draw:style-name="gr9" draw:text-style-name="P10" draw:layer="Beschriftung" svg:width="0.815cm" svg:height="0.569cm" svg:x="8.016cm" svg:y="4.741cm">
          <draw:text-box>
            <text:p><text:span text:style-name="T1">13</text:span></text:p>
          </draw:text-box>
        </draw:frame>
        <draw:frame draw:style-name="gr9" draw:text-style-name="P10" draw:layer="Beschriftung" svg:width="0.815cm" svg:height="0.569cm" svg:x="8.017cm" svg:y="4.241cm">
          <draw:text-box>
            <text:p><text:span text:style-name="T1">14</text:span></text:p>
          </draw:text-box>
        </draw:frame>
        <draw:frame draw:style-name="gr12" draw:text-style-name="P10" draw:layer="Beschriftung" svg:width="1.243cm" svg:height="0.569cm" svg:x="8.018cm" svg:y="3.741cm">
          <draw:text-box>
            <text:p><text:span text:style-name="T1">R</text:span><text:span text:style-name="T1">e</text:span><text:span text:style-name="T1">s</text:span><text:span text:style-name="T1">e</text:span><text:span text:style-name="T1">t</text:span></text:p>
          </draw:text-box>
        </draw:frame>
        <draw:frame draw:style-name="gr13" draw:text-style-name="P10" draw:layer="Beschriftung" svg:width="1.129cm" svg:height="0.569cm" svg:x="8.019cm" svg:y="3.241cm">
          <draw:text-box>
            <text:p><text:span text:style-name="T1">G</text:span><text:span text:style-name="T1">N</text:span><text:span text:style-name="T1">D</text:span></text:p>
          </draw:text-box>
        </draw:frame>
        <draw:frame draw:style-name="gr14" draw:text-style-name="P10" draw:layer="Beschriftung" svg:width="1.086cm" svg:height="0.569cm" svg:x="8.02cm" svg:y="2.741cm">
          <draw:text-box>
            <text:p><text:span text:style-name="T1">3</text:span><text:span text:style-name="T1">,</text:span><text:span text:style-name="T1">3</text:span><text:span text:style-name="T1">V</text:span></text:p>
          </draw:text-box>
        </draw:frame>
        <draw:frame draw:style-name="gr15" draw:text-style-name="P10" draw:layer="Beschriftung" svg:width="0.824cm" svg:height="0.636cm" svg:x="8.021cm" svg:y="2.241cm">
          <draw:text-box>
            <text:p><text:span text:style-name="T1">V</text:span><text:span text:style-name="T2">in</text:span></text:p>
          </draw:text-box>
        </draw:frame>
        <draw:frame draw:style-name="gr16" draw:text-style-name="P10" draw:layer="Beschriftung" svg:width="0.849cm" svg:height="0.569cm" svg:x="8.022cm" svg:y="1.741cm">
          <draw:text-box>
            <text:p><text:span text:style-name="T1">5</text:span><text:span text:style-name="T1">V</text:span></text:p>
          </draw:text-box>
        </draw:frame>
        <draw:frame draw:style-name="gr8" draw:text-style-name="P9" draw:layer="Beschriftung" svg:width="0.659cm" svg:height="0.569cm" svg:x="3.35cm" svg:y="7.241cm">
          <draw:text-box>
            <text:p text:style-name="P8"><text:span text:style-name="T1">3</text:span></text:p>
          </draw:text-box>
        </draw:frame>
        <draw:frame draw:style-name="gr8" draw:text-style-name="P9" draw:layer="Beschriftung" svg:width="0.659cm" svg:height="0.569cm" svg:x="3.351cm" svg:y="7.742cm">
          <draw:text-box>
            <text:p text:style-name="P8"><text:span text:style-name="T1">4</text:span></text:p>
          </draw:text-box>
        </draw:frame>
        <draw:frame draw:style-name="gr8" draw:text-style-name="P9" draw:layer="Beschriftung" svg:width="0.659cm" svg:height="0.569cm" svg:x="3.351cm" svg:y="6.741cm">
          <draw:text-box>
            <text:p text:style-name="P8"><text:span text:style-name="T1">2</text:span></text:p>
          </draw:text-box>
        </draw:frame>
        <draw:frame draw:style-name="gr8" draw:text-style-name="P9" draw:layer="Beschriftung" svg:width="0.659cm" svg:height="0.569cm" svg:x="3.352cm" svg:y="6.241cm">
          <draw:text-box>
            <text:p text:style-name="P8"><text:span text:style-name="T1">1</text:span></text:p>
          </draw:text-box>
        </draw:frame>
        <draw:frame draw:style-name="gr8" draw:text-style-name="P9" draw:layer="Beschriftung" svg:width="0.659cm" svg:height="0.569cm" svg:x="3.353cm" svg:y="5.741cm">
          <draw:text-box>
            <text:p text:style-name="P8"><text:span text:style-name="T1">0</text:span></text:p>
          </draw:text-box>
        </draw:frame>
        <draw:frame draw:style-name="gr16" draw:text-style-name="P9" draw:layer="Beschriftung" svg:width="0.849cm" svg:height="0.569cm" svg:x="3.159cm" svg:y="5.241cm">
          <draw:text-box>
            <text:p text:style-name="P8"><text:span text:style-name="T1">A</text:span><text:span text:style-name="T1">6</text:span></text:p>
          </draw:text-box>
        </draw:frame>
        <draw:frame draw:style-name="gr16" draw:text-style-name="P9" draw:layer="Beschriftung" svg:width="0.849cm" svg:height="0.569cm" svg:x="3.155cm" svg:y="4.741cm">
          <draw:text-box>
            <text:p text:style-name="P8"><text:span text:style-name="T1">A5</text:span></text:p>
          </draw:text-box>
        </draw:frame>
        <draw:frame draw:style-name="gr16" draw:text-style-name="P9" draw:layer="Beschriftung" svg:width="0.849cm" svg:height="0.569cm" svg:x="3.156cm" svg:y="4.241cm">
          <draw:text-box>
            <text:p text:style-name="P8"><text:span text:style-name="T1">A</text:span><text:span text:style-name="T1">4</text:span></text:p>
          </draw:text-box>
        </draw:frame>
        <draw:frame draw:style-name="gr16" draw:text-style-name="P9" draw:layer="Beschriftung" svg:width="0.849cm" svg:height="0.569cm" svg:x="3.157cm" svg:y="3.741cm">
          <draw:text-box>
            <text:p text:style-name="P8"><text:span text:style-name="T1">A</text:span><text:span text:style-name="T1">3</text:span></text:p>
          </draw:text-box>
        </draw:frame>
        <draw:frame draw:style-name="gr16" draw:text-style-name="P9" draw:layer="Beschriftung" svg:width="0.849cm" svg:height="0.569cm" svg:x="3.158cm" svg:y="3.241cm">
          <draw:text-box>
            <text:p text:style-name="P8"><text:span text:style-name="T1">A</text:span><text:span text:style-name="T1">2</text:span></text:p>
          </draw:text-box>
        </draw:frame>
        <draw:frame draw:style-name="gr16" draw:text-style-name="P9" draw:layer="Beschriftung" svg:width="0.849cm" svg:height="0.569cm" svg:x="3.159cm" svg:y="2.741cm">
          <draw:text-box>
            <text:p text:style-name="P8"><text:span text:style-name="T1">A</text:span><text:span text:style-name="T1">1</text:span></text:p>
          </draw:text-box>
        </draw:frame>
        <draw:frame draw:style-name="gr16" draw:text-style-name="P9" draw:layer="Beschriftung" svg:width="0.849cm" svg:height="0.569cm" svg:x="3.159cm" svg:y="2.241cm">
          <draw:text-box>
            <text:p text:style-name="P8"><text:span text:style-name="T1">A</text:span><text:span text:style-name="T1">0</text:span></text:p>
          </draw:text-box>
        </draw:frame>
        <draw:frame draw:style-name="gr17" draw:text-style-name="P9" draw:layer="Beschriftung" svg:width="1.133cm" svg:height="0.569cm" svg:x="2.875cm" svg:y="1.741cm">
          <draw:text-box>
            <text:p text:style-name="P8"><text:span text:style-name="T1">A</text:span><text:span text:style-name="T1">R</text:span><text:span text:style-name="T1">e</text:span><text:span text:style-name="T1">f</text:span></text:p>
          </draw:text-box>
        </draw:frame>
        <draw:line draw:style-name="gr18" draw:text-style-name="P11" draw:layer="layout" svg:x1="6.008cm" svg:y1="8.51cm" svg:x2="6.008cm" svg:y2="9.01cm">
          <text:p/>
        </draw:line>
        <draw:line draw:style-name="gr19" draw:text-style-name="P11" draw:layer="layout" svg:x1="5.008cm" svg:y1="9.01cm" svg:x2="5.508cm" svg:y2="9.01cm">
          <text:p/>
        </draw:line>
        <draw:line draw:style-name="gr19" draw:text-style-name="P11" draw:layer="layout" svg:x1="6.508cm" svg:y1="9.01cm" svg:x2="7.008cm" svg:y2="9.01cm">
          <text:p/>
        </draw:line>
        <draw:custom-shape draw:style-name="gr20" draw:text-style-name="P12" draw:layer="layout" svg:width="0.174cm" svg:height="1.2cm" svg:x="5.934cm" svg:y="6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1" draw:layer="layout" svg:x1="5.06cm" svg:y1="8.458cm" svg:x2="5.485cm" svg:y2="8.034cm">
          <text:p/>
        </draw:line>
        <draw:custom-shape draw:style-name="gr22" draw:text-style-name="P13" draw:layer="layout" svg:width="0.4cm" svg:height="0.2cm" draw:transform="rotate (0.784350965846252) translate (5.06cm 8.3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1" draw:layer="layout" svg:x1="6.508cm" svg:y1="8.01cm" svg:x2="6.508cm" svg:y2="8.51cm">
          <text:p/>
        </draw:line>
        <draw:line draw:style-name="gr21" draw:text-style-name="P11" draw:layer="layout" svg:x1="5.045cm" svg:y1="5.967cm" svg:x2="5.455cm" svg:y2="5.557cm">
          <text:p/>
        </draw:line>
        <draw:custom-shape draw:style-name="gr22" draw:text-style-name="P13" draw:layer="layout" svg:width="0.4cm" svg:height="0.2cm" draw:transform="rotate (0.784350965846252) translate (5.031cm 5.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0" draw:layer="Beschriftung" svg:width="0.722cm" svg:height="0.569cm" svg:x="6.008cm" svg:y="6.735cm">
          <draw:text-box>
            <text:p><text:span text:style-name="T1">G</text:span></text:p>
          </draw:text-box>
        </draw:frame>
        <draw:frame draw:style-name="gr24" draw:text-style-name="P10" draw:layer="Beschriftung" svg:width="0.705cm" svg:height="0.569cm" svg:x="6.008cm" svg:y="7.22cm">
          <draw:text-box>
            <text:p><text:span text:style-name="T1">D</text:span></text:p>
          </draw:text-box>
        </draw:frame>
        <draw:frame draw:style-name="gr25" draw:text-style-name="P10" draw:layer="Beschriftung" svg:width="0.693cm" svg:height="0.569cm" svg:x="6.009cm" svg:y="7.682cm">
          <draw:text-box>
            <text:p><text:span text:style-name="T1">S</text:span></text:p>
          </draw:text-box>
        </draw:frame>
        <draw:custom-shape draw:style-name="gr26" draw:text-style-name="P14" draw:layer="layout" svg:width="0.196cm" svg:height="1.156cm" svg:x="5.715cm" svg:y="6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0.174cm" svg:height="1.2cm" svg:x="5.935cm" svg:y="4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4" draw:layer="layout" svg:width="0.196cm" svg:height="1.156cm" svg:x="5.716cm" svg:y="4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1" draw:layer="layout" svg:x1="4.508cm" svg:y1="8.509cm" svg:x2="5.505cm" svg:y2="7.01cm">
          <text:p/>
        </draw:line>
        <draw:custom-shape draw:style-name="gr22" draw:text-style-name="P13" draw:layer="layout" svg:width="0.4cm" svg:height="0.2cm" draw:transform="rotate (0.983842099349203) translate (4.812cm 7.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1" draw:layer="layout" svg:x1="4.508cm" svg:y1="6.011cm" svg:x2="5.505cm" svg:y2="4.512cm">
          <text:p/>
        </draw:line>
        <draw:custom-shape draw:style-name="gr22" draw:text-style-name="P13" draw:layer="layout" svg:width="0.4cm" svg:height="0.2cm" draw:transform="rotate (0.983842099349203) translate (4.812cm 5.3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7" draw:text-style-name="P11" draw:layer="layout" svg:width="1.767cm" svg:height="1.06cm" draw:transform="rotate (0.785398163397448) translate (5.758cm 4.76cm)" svg:viewBox="0 0 1768 1061" svg:d="M0 1061c849 0 1768-1061 1768-1061">
          <text:p/>
        </draw:path>
        <draw:line draw:style-name="gr19" draw:text-style-name="P11" draw:layer="layout" svg:x1="6.508cm" svg:y1="3.01cm" svg:x2="7.008cm" svg:y2="3.01cm">
          <text:p/>
        </draw:line>
        <draw:line draw:style-name="gr18" draw:text-style-name="P11" draw:layer="layout" svg:x1="6.008cm" svg:y1="2.51cm" svg:x2="6.008cm" svg:y2="3.01cm">
          <text:p/>
        </draw:line>
        <draw:line draw:style-name="gr18" draw:text-style-name="P11" draw:layer="layout" svg:x1="6.508cm" svg:y1="2.01cm" svg:x2="6.508cm" svg:y2="2.51cm">
          <text:p/>
        </draw:line>
        <draw:path draw:style-name="gr21" draw:text-style-name="P11" draw:layer="layout" svg:width="2.193cm" svg:height="2.129cm" draw:transform="rotate (0.96010562152208) translate (4.74985251946755cm 3.80748844457815cm)" svg:viewBox="0 0 2194 2130" svg:d="M0 2130c682-394 1849-1561 2194-2130">
          <text:p/>
        </draw:path>
        <draw:g>
          <draw:custom-shape draw:style-name="gr28" draw:text-style-name="P15" draw:layer="layout" svg:width="0.2cm" svg:height="0.2cm" svg:x="6.336cm" svg:y="3.69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21" draw:text-style-name="P11" draw:layer="layout" svg:width="0.09cm" svg:height="0.199cm" draw:transform="rotate (1.5707963267949) translate (6.336cm 3.74cm)" svg:viewBox="0 0 91 200" draw:points="91,0 43,0 43,200 0,200">
            <text:p/>
          </draw:polyline>
        </draw:g>
        <draw:path draw:style-name="gr21" draw:text-style-name="P11" draw:layer="layout" svg:width="3.096cm" svg:height="3.42cm" draw:transform="rotate (0.96010562152208) translate (3.71493298474361cm 5.54700034784862cm)" svg:viewBox="0 0 3097 3421" svg:d="M0 3421c843-562 3137-2518 3096-3421">
          <text:p/>
        </draw:path>
        <draw:g>
          <draw:custom-shape draw:style-name="gr28" draw:text-style-name="P15" draw:layer="layout" svg:width="0.2cm" svg:height="0.2cm" svg:x="6.319cm" svg:y="5.87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21" draw:text-style-name="P11" draw:layer="layout" svg:width="0.09cm" svg:height="0.199cm" draw:transform="rotate (1.5707963267949) translate (6.319cm 5.919cm)" svg:viewBox="0 0 91 200" draw:points="91,0 43,0 43,200 0,200">
            <text:p/>
          </draw:polyline>
        </draw:g>
        <draw:custom-shape draw:style-name="gr29" draw:text-style-name="P11" draw:layer="Kupfer" svg:width="0.7cm" svg:height="0.7cm" svg:x="1.808cm" svg:y="5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1" draw:layer="Kupfer" svg:x1="1.908cm" svg:y1="5.51cm" svg:x2="2.408cm" svg:y2="6.01cm">
          <text:p/>
        </draw:line>
        <draw:line draw:style-name="gr21" draw:text-style-name="P11" draw:layer="Kupfer" svg:x1="2.408cm" svg:y1="5.51cm" svg:x2="1.908cm" svg:y2="6.01cm">
          <text:p/>
        </draw:line>
        <draw:path draw:style-name="gr30" draw:text-style-name="P11" draw:layer="Kupfer" svg:width="3.299cm" svg:height="1.399cm" draw:transform="rotate (-3.14159265358979) translate (5.508cm 7.51cm)" svg:viewBox="0 0 3300 1400" svg:d="M0 0c2300 0 3300 1000 3300 1400">
          <text:p/>
        </draw:path>
        <draw:path draw:style-name="gr31" draw:text-style-name="P11" draw:layer="Kupfer" svg:width="3.914cm" svg:height="2.751cm" draw:transform="rotate (1.39853232962306) translate (2.12530659184061cm 5.39561230287052cm)" svg:viewBox="0 0 3915 2752" svg:d="M0 84c2759-480 3658 1190 3915 2668">
          <text:p/>
        </draw:path>
        <draw:custom-shape draw:style-name="gr32" draw:text-style-name="P11" draw:layer="Kupfer" svg:width="0.2cm" svg:height="0.4cm" svg:x="2.708cm" svg:y="4.31cm">
          <text:p/>
          <draw:enhanced-geometry svg:viewBox="0 0 21600 21600" draw:type="rectangle" draw:enhanced-path="M 0 0 L 21600 0 21600 21600 0 21600 0 0 Z N"/>
        </draw:custom-shape>
        <draw:polyline draw:style-name="gr21" draw:text-style-name="P11" draw:layer="Kupfer" svg:width="0.423cm" svg:height="0.423cm" draw:transform="rotate (2.35619449019234) translate (2.608cm 4.81cm)" svg:viewBox="0 0 424 424" draw:points="283,424 424,424 0,0 0,141">
          <text:p/>
        </draw:polyline>
        <draw:path draw:style-name="gr31" draw:text-style-name="P11" draw:layer="Kupfer" svg:width="2.973cm" svg:height="1.368cm" draw:transform="rotate (0.999375529691953) translate (2.74802604710933cm 4.27143825372324cm)" svg:viewBox="0 0 2974 1369" svg:d="M0 71c1087-342 2542 625 2974 1298">
          <text:p/>
        </draw:path>
        <draw:path draw:style-name="gr21" draw:text-style-name="P11" draw:layer="Kupfer" svg:width="2.702cm" svg:height="0.356cm" draw:transform="rotate (-0.211010306566115) translate (2.86500405367796cm 4.44387323710823cm)" svg:viewBox="0 0 2703 357" svg:d="M0 272c63 294 2703-272 2703-272">
          <text:p/>
        </draw:path>
        <draw:frame draw:style-name="gr23" draw:text-style-name="P10" draw:layer="Beschriftung" svg:width="0.722cm" svg:height="0.569cm" svg:x="6.008cm" svg:y="4.241cm">
          <draw:text-box>
            <text:p><text:span text:style-name="T1">G</text:span></text:p>
          </draw:text-box>
        </draw:frame>
        <draw:frame draw:style-name="gr33" draw:text-style-name="P10" draw:layer="Beschriftung" svg:width="0.705cm" svg:height="0.569cm" svg:x="6.009cm" svg:y="4.741cm">
          <draw:text-box>
            <text:p><text:span text:style-name="T1">D</text:span></text:p>
          </draw:text-box>
        </draw:frame>
        <draw:frame draw:style-name="gr25" draw:text-style-name="P10" draw:layer="Beschriftung" svg:width="0.693cm" svg:height="0.569cm" svg:x="6.008cm" svg:y="5.21cm">
          <draw:text-box>
            <text:p><text:span text:style-name="T1">S</text:span></text:p>
          </draw:text-box>
        </draw:frame>
        <draw:frame draw:style-name="gr16" draw:text-style-name="P10" draw:layer="Beschriftung" svg:width="0.849cm" svg:height="0.569cm" svg:x="4.208cm" svg:y="4.941cm">
          <draw:text-box>
            <text:p><text:span text:style-name="T1">1</text:span><text:span text:style-name="T1">K</text:span></text:p>
          </draw:text-box>
        </draw:frame>
        <draw:frame draw:style-name="gr34" draw:text-style-name="P10" draw:layer="Beschriftung" svg:width="1.162cm" svg:height="0.569cm" svg:x="4.546cm" svg:y="8.31cm">
          <draw:text-box>
            <text:p><text:span text:style-name="T1">1</text:span><text:span text:style-name="T1">0</text:span><text:span text:style-name="T1">0</text:span><text:span text:style-name="T1">K</text:span></text:p>
          </draw:text-box>
        </draw:frame>
        <draw:frame draw:style-name="gr16" draw:text-style-name="P10" draw:layer="Beschriftung" svg:width="0.849cm" svg:height="0.569cm" svg:x="4.208cm" svg:y="7.441cm">
          <draw:text-box>
            <text:p><text:span text:style-name="T1">1</text:span><text:span text:style-name="T1">K</text:span></text:p>
          </draw:text-box>
        </draw:frame>
        <draw:frame draw:style-name="gr34" draw:text-style-name="P10" draw:layer="Beschriftung" svg:width="1.162cm" svg:height="0.569cm" svg:x="4.546cm" svg:y="5.841cm">
          <draw:text-box>
            <text:p><text:span text:style-name="T1">100K</text:span></text:p>
          </draw:text-box>
        </draw:frame>
        <draw:frame draw:style-name="gr35" draw:text-style-name="P10" draw:layer="Beschriftung" svg:width="1.819cm" svg:height="0.569cm" svg:x="4.789cm" svg:y="6.51cm">
          <draw:text-box>
            <text:p><text:span text:style-name="T1">IRLU120N</text:span></text:p>
          </draw:text-box>
        </draw:frame>
        <draw:frame draw:style-name="gr35" draw:text-style-name="P10" draw:layer="Beschriftung" svg:width="1.819cm" svg:height="0.569cm" svg:x="4.408cm" svg:y="3.941cm">
          <draw:text-box>
            <text:p><text:span text:style-name="T1">IRLU120N</text:span></text:p>
          </draw:text-box>
        </draw:frame>
        <draw:frame draw:style-name="gr36" draw:text-style-name="P10" draw:layer="Beschriftung" svg:width="1.488cm" svg:height="0.569cm" svg:x="5.02cm" svg:y="3.41cm">
          <draw:text-box>
            <text:p><text:span text:style-name="T1">1</text:span><text:span text:style-name="T1">N</text:span><text:span text:style-name="T1">5</text:span><text:span text:style-name="T1">8</text:span><text:span text:style-name="T1">1</text:span><text:span text:style-name="T1">8</text:span></text:p>
          </draw:text-box>
        </draw:frame>
        <draw:frame draw:style-name="gr36" draw:text-style-name="P10" draw:layer="Beschriftung" svg:width="1.488cm" svg:height="0.569cm" svg:x="6.42cm" svg:y="5.71cm">
          <draw:text-box>
            <text:p><text:span text:style-name="T1">1N581</text:span><text:span text:style-name="T1">8</text:span></text:p>
          </draw:text-box>
        </draw:frame>
        <draw:path draw:style-name="gr27" draw:text-style-name="P11" draw:layer="layout" svg:width="5.097cm" svg:height="1.734cm" draw:transform="rotate (0.862192650485199) translate (4.19041488266766cm 7.38069297215665cm)" svg:viewBox="0 0 5098 1735" svg:d="M0 1735c2766 0 5098-1735 5098-1735">
          <text:p/>
        </draw:path>
        <draw:custom-shape draw:style-name="gr37" draw:text-style-name="P1" draw:layer="Beschriftung" svg:width="0.2cm" svg:height="0.2cm" svg:x="10.408cm" svg:y="8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Beschriftung" svg:width="0.2cm" svg:height="0.2cm" svg:x="10.409cm" svg:y="7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1" draw:layer="Beschriftung" svg:x1="10.508cm" svg:y1="8.51cm" svg:x2="10.908cm" svg:y2="8.11cm">
          <text:p/>
        </draw:line>
        <draw:custom-shape draw:style-name="gr37" draw:text-style-name="P1" draw:layer="Beschriftung" svg:width="0.2cm" svg:height="0.2cm" svg:x="9.408cm" svg:y="8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Beschriftung" svg:width="0.2cm" svg:height="0.2cm" svg:x="9.409cm" svg:y="8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1" draw:layer="Beschriftung" svg:x1="9.508cm" svg:y1="8.71cm" svg:x2="9.908cm" svg:y2="8.31cm">
          <text:p/>
        </draw:line>
        <draw:path draw:style-name="gr21" draw:text-style-name="P11" draw:layer="Beschriftung" svg:width="2.948cm" svg:height="0.552cm" draw:transform="rotate (2.956238687028) translate (10.4061066686873cm 8.55341305005683cm)" svg:viewBox="0 0 2949 553" svg:d="M0 553c1628 0 2949-553 2949-553">
          <text:p/>
        </draw:path>
        <draw:path draw:style-name="gr21" draw:text-style-name="P11" draw:layer="Beschriftung" svg:width="1.999cm" svg:height="0.299cm" draw:transform="rotate (-3.14159265358979) translate (9.508cm 8.51cm)" svg:viewBox="0 0 2000 300" svg:d="M0 300c1400 0 2000-300 2000-300">
          <text:p/>
        </draw:path>
        <draw:path draw:style-name="gr21" draw:text-style-name="P11" draw:layer="Beschriftung" svg:width="1.496cm" svg:height="0.314cm" draw:transform="rotate (-2.73667626712711) translate (9.508cm 8.71cm)" svg:viewBox="0 0 1497 315" svg:d="M0 0c762 0 1497 315 1497 315">
          <text:p/>
        </draw:path>
        <draw:path draw:style-name="gr21" draw:text-style-name="P11" draw:layer="Beschriftung" svg:width="2.852cm" svg:height="1.144cm" draw:transform="rotate (-2.62253173404668) translate (10.5533096501275cm 8.58930757188931cm)" svg:viewBox="0 0 2853 1145" svg:d="M0 91c1005-347 2444 360 2853 1054">
          <text:p/>
        </draw:path>
        <draw:frame draw:style-name="gr39" draw:text-style-name="P10" draw:layer="Beschriftung" svg:width="2.001cm" svg:height="0.569cm" draw:transform="rotate (1.5707963267949) translate (2.608cm 6.61cm)">
          <draw:text-box>
            <text:p><text:span text:style-name="T1">Su</text:span><text:span text:style-name="T1">m</text:span><text:span text:style-name="T1">m</text:span><text:span text:style-name="T1">er </text:span><text:span text:style-name="T1">3V</text:span></text:p>
          </draw:text-box>
        </draw:frame>
        <draw:frame draw:style-name="gr40" draw:text-style-name="P10" draw:layer="Beschriftung" svg:width="1.653cm" svg:height="0.569cm" draw:transform="rotate (1.5707963267949) translate (1.639cm 7.51cm)">
          <draw:text-box>
            <text:p><text:span text:style-name="T1">M</text:span><text:span text:style-name="T1">ot</text:span><text:span text:style-name="T1">or </text:span><text:span text:style-name="T1">3V</text:span></text:p>
          </draw:text-box>
        </draw:frame>
        <draw:g>
          <draw:custom-shape draw:style-name="gr6" draw:text-style-name="P6" draw:layer="Kupfer" svg:width="1.4cm" svg:height="0.4cm" svg:x="8.292cm" svg:y="12.8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9.392cm" svg:y="12.9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892cm" svg:y="12.9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392cm" svg:y="12.9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custom-shape draw:style-name="gr7" draw:text-style-name="P7" draw:layer="Kupfer" svg:width="1.4cm" svg:height="0.4cm" svg:x="6.792cm" svg:y="12.81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5" draw:layer="Kupfer" svg:width="0.2cm" svg:height="0.2cm" svg:x="7.892cm" svg:y="12.9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" draw:text-style-name="P5" draw:layer="Kupfer" svg:width="0.2cm" svg:height="0.2cm" svg:x="7.392cm" svg:y="12.91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" draw:text-style-name="P5" draw:layer="Kupfer" svg:width="0.2cm" svg:height="0.2cm" svg:x="6.892cm" svg:y="12.91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7" draw:text-style-name="P7" draw:layer="Kupfer" svg:width="1.4cm" svg:height="0.4cm" svg:x="5.292cm" svg:y="12.81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5" draw:layer="Kupfer" svg:width="0.2cm" svg:height="0.2cm" svg:x="6.392cm" svg:y="12.9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" draw:text-style-name="P5" draw:layer="Kupfer" svg:width="0.2cm" svg:height="0.2cm" svg:x="5.892cm" svg:y="12.91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" draw:text-style-name="P5" draw:layer="Kupfer" svg:width="0.2cm" svg:height="0.2cm" svg:x="5.392cm" svg:y="12.91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g>
          <draw:custom-shape draw:style-name="gr6" draw:text-style-name="P6" draw:layer="Kupfer" svg:width="1.4cm" svg:height="0.4cm" svg:x="8.292cm" svg:y="13.3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9.392cm" svg:y="13.4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892cm" svg:y="13.4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392cm" svg:y="13.4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custom-shape draw:style-name="gr4" draw:text-style-name="P4" draw:layer="Kupfer" svg:width="1.4cm" svg:height="0.4cm" svg:x="5.292cm" svg:y="13.31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5" draw:layer="Kupfer" svg:width="0.2cm" svg:height="0.2cm" svg:x="6.392cm" svg:y="13.4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" draw:text-style-name="P5" draw:layer="Kupfer" svg:width="0.2cm" svg:height="0.2cm" svg:x="5.892cm" svg:y="13.41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" draw:text-style-name="P5" draw:layer="Kupfer" svg:width="0.2cm" svg:height="0.2cm" svg:x="5.392cm" svg:y="13.41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g>
          <draw:custom-shape draw:style-name="gr6" draw:text-style-name="P6" draw:layer="Kupfer" svg:width="1.4cm" svg:height="0.4cm" svg:x="8.292cm" svg:y="13.8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9.392cm" svg:y="13.9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892cm" svg:y="13.9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392cm" svg:y="13.9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6.792cm" svg:y="13.8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7.892cm" svg:y="13.9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7.392cm" svg:y="13.9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6.892cm" svg:y="13.9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5.292cm" svg:y="13.8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6.392cm" svg:y="13.9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5.892cm" svg:y="13.9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5.392cm" svg:y="13.9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8.292cm" svg:y="14.3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9.392cm" svg:y="14.4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892cm" svg:y="14.4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392cm" svg:y="14.4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6.792cm" svg:y="14.3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7.892cm" svg:y="14.4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7.392cm" svg:y="14.4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6.892cm" svg:y="14.4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5.292cm" svg:y="14.3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6.392cm" svg:y="14.4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5.892cm" svg:y="14.4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5.392cm" svg:y="14.4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8.292cm" svg:y="14.8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9.392cm" svg:y="14.9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892cm" svg:y="14.9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392cm" svg:y="14.9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6.792cm" svg:y="14.8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7.892cm" svg:y="14.9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7.392cm" svg:y="14.9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6.892cm" svg:y="14.9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5.292cm" svg:y="14.8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6.392cm" svg:y="14.9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5.892cm" svg:y="14.9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5.392cm" svg:y="14.9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8.292cm" svg:y="15.3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9.392cm" svg:y="15.4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892cm" svg:y="15.4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392cm" svg:y="15.4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custom-shape draw:style-name="gr4" draw:text-style-name="P4" draw:layer="Kupfer" svg:width="1.4cm" svg:height="0.4cm" svg:x="6.792cm" svg:y="15.31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5" draw:layer="Kupfer" svg:width="0.2cm" svg:height="0.2cm" svg:x="7.892cm" svg:y="15.4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" draw:text-style-name="P5" draw:layer="Kupfer" svg:width="0.2cm" svg:height="0.2cm" svg:x="7.392cm" svg:y="15.41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" draw:text-style-name="P5" draw:layer="Kupfer" svg:width="0.2cm" svg:height="0.2cm" svg:x="6.892cm" svg:y="15.41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g>
          <draw:custom-shape draw:style-name="gr6" draw:text-style-name="P6" draw:layer="Kupfer" svg:width="1.4cm" svg:height="0.4cm" svg:x="5.292cm" svg:y="15.3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6.392cm" svg:y="15.4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5.892cm" svg:y="15.4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5.392cm" svg:y="15.4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8.292cm" svg:y="12.3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9.392cm" svg:y="12.4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892cm" svg:y="12.4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392cm" svg:y="12.4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custom-shape draw:style-name="gr7" draw:text-style-name="P7" draw:layer="Kupfer" svg:width="1.4cm" svg:height="0.4cm" svg:x="6.792cm" svg:y="12.31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5" draw:layer="Kupfer" svg:width="0.2cm" svg:height="0.2cm" svg:x="7.892cm" svg:y="12.4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" draw:text-style-name="P5" draw:layer="Kupfer" svg:width="0.2cm" svg:height="0.2cm" svg:x="7.392cm" svg:y="12.41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" draw:text-style-name="P5" draw:layer="Kupfer" svg:width="0.2cm" svg:height="0.2cm" svg:x="6.892cm" svg:y="12.41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g>
          <draw:custom-shape draw:style-name="gr6" draw:text-style-name="P6" draw:layer="Kupfer" svg:width="1.4cm" svg:height="0.4cm" svg:x="5.292cm" svg:y="12.3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6.392cm" svg:y="12.4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5.892cm" svg:y="12.4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5.392cm" svg:y="12.4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8.292cm" svg:y="11.8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9.392cm" svg:y="11.9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892cm" svg:y="11.9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392cm" svg:y="11.9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custom-shape draw:style-name="gr7" draw:text-style-name="P7" draw:layer="Kupfer" svg:width="1.4cm" svg:height="0.4cm" svg:x="6.792cm" svg:y="11.81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5" draw:layer="Kupfer" svg:width="0.2cm" svg:height="0.2cm" svg:x="7.892cm" svg:y="11.9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" draw:text-style-name="P5" draw:layer="Kupfer" svg:width="0.2cm" svg:height="0.2cm" svg:x="7.392cm" svg:y="11.91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" draw:text-style-name="P5" draw:layer="Kupfer" svg:width="0.2cm" svg:height="0.2cm" svg:x="6.892cm" svg:y="11.91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g>
          <draw:custom-shape draw:style-name="gr6" draw:text-style-name="P6" draw:layer="Kupfer" svg:width="1.4cm" svg:height="0.4cm" svg:x="5.292cm" svg:y="11.8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6.392cm" svg:y="11.9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5.892cm" svg:y="11.9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5.392cm" svg:y="11.9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8.292cm" svg:y="15.8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9.392cm" svg:y="15.9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892cm" svg:y="15.9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392cm" svg:y="15.9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6.792cm" svg:y="15.8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7.892cm" svg:y="15.9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7.392cm" svg:y="15.9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6.892cm" svg:y="15.9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5.292cm" svg:y="15.8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6.392cm" svg:y="15.9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5.892cm" svg:y="15.9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5.392cm" svg:y="15.9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8.292cm" svg:y="16.3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9.392cm" svg:y="16.4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892cm" svg:y="16.4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392cm" svg:y="16.4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6.792cm" svg:y="16.3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7.892cm" svg:y="16.4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7.392cm" svg:y="16.4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6.892cm" svg:y="16.4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5.292cm" svg:y="16.3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6.392cm" svg:y="16.4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5.892cm" svg:y="16.4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5.392cm" svg:y="16.4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8.283cm" svg:y="16.79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9.383cm" svg:y="16.8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883cm" svg:y="16.89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383cm" svg:y="16.89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6.783cm" svg:y="16.79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7.883cm" svg:y="16.8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7.383cm" svg:y="16.89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6.883cm" svg:y="16.89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5.283cm" svg:y="16.79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6.383cm" svg:y="16.8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5.883cm" svg:y="16.89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5.383cm" svg:y="16.89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8.283cm" svg:y="17.29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9.383cm" svg:y="17.3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883cm" svg:y="17.39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383cm" svg:y="17.39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6.783cm" svg:y="17.29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7.883cm" svg:y="17.3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7.383cm" svg:y="17.39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6.883cm" svg:y="17.39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5.283cm" svg:y="17.29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6.383cm" svg:y="17.3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5.883cm" svg:y="17.39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5.383cm" svg:y="17.39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8.283cm" svg:y="17.79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9.383cm" svg:y="17.8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883cm" svg:y="17.89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383cm" svg:y="17.89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custom-shape draw:style-name="gr4" draw:text-style-name="P4" draw:layer="Kupfer" svg:width="1.4cm" svg:height="0.4cm" svg:x="6.783cm" svg:y="17.794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5" draw:layer="Kupfer" svg:width="0.2cm" svg:height="0.2cm" svg:x="7.883cm" svg:y="17.89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" draw:text-style-name="P5" draw:layer="Kupfer" svg:width="0.2cm" svg:height="0.2cm" svg:x="7.383cm" svg:y="17.89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" draw:text-style-name="P5" draw:layer="Kupfer" svg:width="0.2cm" svg:height="0.2cm" svg:x="6.883cm" svg:y="17.89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g>
          <draw:custom-shape draw:style-name="gr6" draw:text-style-name="P6" draw:layer="Kupfer" svg:width="1.4cm" svg:height="0.4cm" svg:x="5.283cm" svg:y="17.79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6.383cm" svg:y="17.8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5.883cm" svg:y="17.89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5.383cm" svg:y="17.89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g>
          <draw:custom-shape draw:style-name="gr6" draw:text-style-name="P6" draw:layer="Kupfer" svg:width="1.4cm" svg:height="0.4cm" svg:x="8.283cm" svg:y="18.29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9.383cm" svg:y="18.3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883cm" svg:y="18.39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8.383cm" svg:y="18.39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custom-shape draw:style-name="gr4" draw:text-style-name="P4" draw:layer="Kupfer" svg:width="1.4cm" svg:height="0.4cm" svg:x="6.783cm" svg:y="18.294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5" draw:layer="Kupfer" svg:width="0.2cm" svg:height="0.2cm" svg:x="7.883cm" svg:y="18.39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" draw:text-style-name="P5" draw:layer="Kupfer" svg:width="0.2cm" svg:height="0.2cm" svg:x="7.383cm" svg:y="18.39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" draw:text-style-name="P5" draw:layer="Kupfer" svg:width="0.2cm" svg:height="0.2cm" svg:x="6.883cm" svg:y="18.39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g>
          <draw:custom-shape draw:style-name="gr6" draw:text-style-name="P6" draw:layer="Kupfer" svg:width="1.4cm" svg:height="0.4cm" svg:x="5.283cm" svg:y="18.29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5" draw:text-style-name="P5" draw:layer="Kupfer" svg:width="0.2cm" svg:height="0.2cm" svg:x="6.383cm" svg:y="18.39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5.883cm" svg:y="18.39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5" draw:text-style-name="P5" draw:layer="Kupfer" svg:width="0.2cm" svg:height="0.2cm" svg:x="5.383cm" svg:y="18.39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custom-shape draw:style-name="gr4" draw:text-style-name="P4" draw:layer="Kupfer" svg:width="1.4cm" svg:height="0.4cm" svg:x="8.283cm" svg:y="18.794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5" draw:layer="Kupfer" svg:width="0.2cm" svg:height="0.2cm" svg:x="9.383cm" svg:y="18.89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" draw:text-style-name="P5" draw:layer="Kupfer" svg:width="0.2cm" svg:height="0.2cm" svg:x="8.883cm" svg:y="18.89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" draw:text-style-name="P5" draw:layer="Kupfer" svg:width="0.2cm" svg:height="0.2cm" svg:x="8.383cm" svg:y="18.89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4" draw:text-style-name="P4" draw:layer="Kupfer" svg:width="1.4cm" svg:height="0.4cm" svg:x="6.783cm" svg:y="18.794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5" draw:layer="Kupfer" svg:width="0.2cm" svg:height="0.2cm" svg:x="7.883cm" svg:y="18.89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" draw:text-style-name="P5" draw:layer="Kupfer" svg:width="0.2cm" svg:height="0.2cm" svg:x="7.383cm" svg:y="18.89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" draw:text-style-name="P5" draw:layer="Kupfer" svg:width="0.2cm" svg:height="0.2cm" svg:x="6.883cm" svg:y="18.89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4" draw:text-style-name="P4" draw:layer="Kupfer" svg:width="1.4cm" svg:height="0.4cm" svg:x="5.283cm" svg:y="18.794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5" draw:layer="Kupfer" svg:width="0.2cm" svg:height="0.2cm" svg:x="6.383cm" svg:y="18.89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" draw:text-style-name="P5" draw:layer="Kupfer" svg:width="0.2cm" svg:height="0.2cm" svg:x="5.883cm" svg:y="18.89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" draw:text-style-name="P5" draw:layer="Kupfer" svg:width="0.2cm" svg:height="0.2cm" svg:x="5.383cm" svg:y="18.89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frame draw:style-name="gr8" draw:text-style-name="P9" draw:layer="Beschriftung" svg:width="0.659cm" svg:height="0.569cm" svg:x="9.6cm" svg:y="18.241cm">
          <draw:text-box>
            <text:p text:style-name="P8"><text:span text:style-name="T1">5</text:span></text:p>
          </draw:text-box>
        </draw:frame>
        <draw:frame draw:style-name="gr8" draw:text-style-name="P10" draw:layer="Beschriftung" svg:width="0.659cm" svg:height="0.569cm" svg:x="4.726cm" svg:y="18.241cm">
          <draw:text-box>
            <text:p><text:span text:style-name="T1">6</text:span></text:p>
          </draw:text-box>
        </draw:frame>
        <draw:frame draw:style-name="gr8" draw:text-style-name="P10" draw:layer="Beschriftung" svg:width="0.659cm" svg:height="0.569cm" svg:x="4.726cm" svg:y="17.741cm">
          <draw:text-box>
            <text:p><text:span text:style-name="T1">7</text:span></text:p>
          </draw:text-box>
        </draw:frame>
        <draw:frame draw:style-name="gr8" draw:text-style-name="P10" draw:layer="Beschriftung" svg:width="0.659cm" svg:height="0.569cm" svg:x="4.726cm" svg:y="17.241cm">
          <draw:text-box>
            <text:p><text:span text:style-name="T1">8</text:span></text:p>
          </draw:text-box>
        </draw:frame>
        <draw:frame draw:style-name="gr8" draw:text-style-name="P10" draw:layer="Beschriftung" svg:width="0.659cm" svg:height="0.569cm" svg:x="4.726cm" svg:y="16.741cm">
          <draw:text-box>
            <text:p><text:span text:style-name="T1">9</text:span></text:p>
          </draw:text-box>
        </draw:frame>
        <draw:frame draw:style-name="gr9" draw:text-style-name="P10" draw:layer="Beschriftung" svg:width="0.815cm" svg:height="0.569cm" svg:x="4.57cm" svg:y="16.241cm">
          <draw:text-box>
            <text:p><text:span text:style-name="T1">10</text:span></text:p>
          </draw:text-box>
        </draw:frame>
        <draw:frame draw:style-name="gr10" draw:text-style-name="P10" draw:layer="Beschriftung" svg:width="1.48cm" svg:height="0.569cm" svg:x="3.905cm" svg:y="15.741cm">
          <draw:text-box>
            <text:p><text:span text:style-name="T1">11</text:span><text:span text:style-name="T1">/S</text:span><text:span text:style-name="T1">D</text:span><text:span text:style-name="T1">A</text:span></text:p>
          </draw:text-box>
        </draw:frame>
        <draw:frame draw:style-name="gr11" draw:text-style-name="P10" draw:layer="Beschriftung" svg:width="1.446cm" svg:height="0.569cm" svg:x="3.939cm" svg:y="15.241cm">
          <draw:text-box>
            <text:p><text:span text:style-name="T1">12</text:span><text:span text:style-name="T1">/S</text:span><text:span text:style-name="T1">C</text:span><text:span text:style-name="T1">L</text:span></text:p>
          </draw:text-box>
        </draw:frame>
        <draw:frame draw:style-name="gr9" draw:text-style-name="P10" draw:layer="Beschriftung" svg:width="0.815cm" svg:height="0.569cm" svg:x="4.57cm" svg:y="14.741cm">
          <draw:text-box>
            <text:p><text:span text:style-name="T1">13</text:span></text:p>
          </draw:text-box>
        </draw:frame>
        <draw:frame draw:style-name="gr9" draw:text-style-name="P10" draw:layer="Beschriftung" svg:width="0.815cm" svg:height="0.569cm" svg:x="4.57cm" svg:y="14.241cm">
          <draw:text-box>
            <text:p><text:span text:style-name="T1">14</text:span></text:p>
          </draw:text-box>
        </draw:frame>
        <draw:frame draw:style-name="gr12" draw:text-style-name="P10" draw:layer="Beschriftung" svg:width="1.243cm" svg:height="0.569cm" svg:x="4.142cm" svg:y="13.741cm">
          <draw:text-box>
            <text:p><text:span text:style-name="T1">Reset</text:span></text:p>
          </draw:text-box>
        </draw:frame>
        <draw:frame draw:style-name="gr13" draw:text-style-name="P10" draw:layer="Beschriftung" svg:width="1.129cm" svg:height="0.569cm" svg:x="4.256cm" svg:y="13.241cm">
          <draw:text-box>
            <text:p><text:span text:style-name="T1">G</text:span><text:span text:style-name="T1">N</text:span><text:span text:style-name="T1">D</text:span></text:p>
          </draw:text-box>
        </draw:frame>
        <draw:frame draw:style-name="gr14" draw:text-style-name="P10" draw:layer="Beschriftung" svg:width="1.086cm" svg:height="0.569cm" svg:x="4.299cm" svg:y="12.741cm">
          <draw:text-box>
            <text:p><text:span text:style-name="T1">3</text:span><text:span text:style-name="T1">,</text:span><text:span text:style-name="T1">3</text:span><text:span text:style-name="T1">V</text:span></text:p>
          </draw:text-box>
        </draw:frame>
        <draw:frame draw:style-name="gr15" draw:text-style-name="P10" draw:layer="Beschriftung" svg:width="0.824cm" svg:height="0.636cm" svg:x="4.561cm" svg:y="12.241cm">
          <draw:text-box>
            <text:p><text:span text:style-name="T1">V</text:span><text:span text:style-name="T2">in</text:span></text:p>
          </draw:text-box>
        </draw:frame>
        <draw:frame draw:style-name="gr16" draw:text-style-name="P10" draw:layer="Beschriftung" svg:width="0.849cm" svg:height="0.569cm" svg:x="2.651cm" svg:y="12cm">
          <draw:text-box>
            <text:p><text:span text:style-name="T1">5V</text:span></text:p>
          </draw:text-box>
        </draw:frame>
        <draw:frame draw:style-name="gr8" draw:text-style-name="P9" draw:layer="Beschriftung" svg:width="0.659cm" svg:height="0.569cm" svg:x="9.6cm" svg:y="17.241cm">
          <draw:text-box>
            <text:p text:style-name="P8"><text:span text:style-name="T1">3</text:span></text:p>
          </draw:text-box>
        </draw:frame>
        <draw:frame draw:style-name="gr8" draw:text-style-name="P9" draw:layer="Beschriftung" svg:width="0.659cm" svg:height="0.569cm" svg:x="9.6cm" svg:y="17.742cm">
          <draw:text-box>
            <text:p text:style-name="P8"><text:span text:style-name="T1">4</text:span></text:p>
          </draw:text-box>
        </draw:frame>
        <draw:frame draw:style-name="gr8" draw:text-style-name="P9" draw:layer="Beschriftung" svg:width="0.659cm" svg:height="0.569cm" svg:x="9.6cm" svg:y="16.741cm">
          <draw:text-box>
            <text:p text:style-name="P8"><text:span text:style-name="T1">2</text:span></text:p>
          </draw:text-box>
        </draw:frame>
        <draw:frame draw:style-name="gr8" draw:text-style-name="P9" draw:layer="Beschriftung" svg:width="0.659cm" svg:height="0.569cm" svg:x="9.6cm" svg:y="16.241cm">
          <draw:text-box>
            <text:p text:style-name="P8"><text:span text:style-name="T1">1</text:span></text:p>
          </draw:text-box>
        </draw:frame>
        <draw:frame draw:style-name="gr8" draw:text-style-name="P9" draw:layer="Beschriftung" svg:width="0.659cm" svg:height="0.569cm" svg:x="9.6cm" svg:y="15.741cm">
          <draw:text-box>
            <text:p text:style-name="P8"><text:span text:style-name="T1">0</text:span></text:p>
          </draw:text-box>
        </draw:frame>
        <draw:frame draw:style-name="gr16" draw:text-style-name="P9" draw:layer="Beschriftung" svg:width="0.849cm" svg:height="0.569cm" svg:x="9.6cm" svg:y="15.241cm">
          <draw:text-box>
            <text:p text:style-name="P8"><text:span text:style-name="T1">A6</text:span></text:p>
          </draw:text-box>
        </draw:frame>
        <draw:frame draw:style-name="gr16" draw:text-style-name="P9" draw:layer="Beschriftung" svg:width="0.849cm" svg:height="0.569cm" svg:x="9.6cm" svg:y="14.741cm">
          <draw:text-box>
            <text:p text:style-name="P8"><text:span text:style-name="T1">A5</text:span></text:p>
          </draw:text-box>
        </draw:frame>
        <draw:frame draw:style-name="gr16" draw:text-style-name="P9" draw:layer="Beschriftung" svg:width="0.849cm" svg:height="0.569cm" svg:x="9.6cm" svg:y="14.241cm">
          <draw:text-box>
            <text:p text:style-name="P8"><text:span text:style-name="T1">A4</text:span></text:p>
          </draw:text-box>
        </draw:frame>
        <draw:frame draw:style-name="gr16" draw:text-style-name="P9" draw:layer="Beschriftung" svg:width="0.849cm" svg:height="0.569cm" svg:x="9.6cm" svg:y="13.741cm">
          <draw:text-box>
            <text:p text:style-name="P8"><text:span text:style-name="T1">A3</text:span></text:p>
          </draw:text-box>
        </draw:frame>
        <draw:frame draw:style-name="gr16" draw:text-style-name="P9" draw:layer="Beschriftung" svg:width="0.849cm" svg:height="0.569cm" svg:x="9.6cm" svg:y="13.241cm">
          <draw:text-box>
            <text:p text:style-name="P8"><text:span text:style-name="T1">A2</text:span></text:p>
          </draw:text-box>
        </draw:frame>
        <draw:frame draw:style-name="gr16" draw:text-style-name="P9" draw:layer="Beschriftung" svg:width="0.849cm" svg:height="0.569cm" svg:x="9.6cm" svg:y="12.741cm">
          <draw:text-box>
            <text:p text:style-name="P8"><text:span text:style-name="T1">A1</text:span></text:p>
          </draw:text-box>
        </draw:frame>
        <draw:frame draw:style-name="gr16" draw:text-style-name="P9" draw:layer="Beschriftung" svg:width="0.849cm" svg:height="0.569cm" svg:x="9.6cm" svg:y="12.241cm">
          <draw:text-box>
            <text:p text:style-name="P8"><text:span text:style-name="T1">A0</text:span></text:p>
          </draw:text-box>
        </draw:frame>
        <draw:frame draw:style-name="gr17" draw:text-style-name="P9" draw:layer="Beschriftung" svg:width="1.133cm" svg:height="0.569cm" svg:x="9.6cm" svg:y="11.741cm">
          <draw:text-box>
            <text:p text:style-name="P8"><text:span text:style-name="T1">A</text:span><text:span text:style-name="T1">R</text:span><text:span text:style-name="T1">ef</text:span></text:p>
          </draw:text-box>
        </draw:frame>
        <draw:line draw:style-name="gr18" draw:text-style-name="P11" draw:layer="layout" svg:x1="7.492cm" svg:y1="18.51cm" svg:x2="7.492cm" svg:y2="19.01cm">
          <text:p/>
        </draw:line>
        <draw:line draw:style-name="gr19" draw:text-style-name="P11" draw:layer="layout" svg:x1="8.492cm" svg:y1="19.01cm" svg:x2="7.992cm" svg:y2="19.01cm">
          <text:p/>
        </draw:line>
        <draw:line draw:style-name="gr19" draw:text-style-name="P11" draw:layer="layout" svg:x1="6.992cm" svg:y1="19.01cm" svg:x2="6.492cm" svg:y2="19.01cm">
          <text:p/>
        </draw:line>
        <draw:custom-shape draw:style-name="gr20" draw:text-style-name="P12" draw:layer="layout" svg:width="0.174cm" svg:height="1.2cm" svg:x="7.61cm" svg:y="16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1" draw:layer="layout" svg:x1="8.44cm" svg:y1="18.458cm" svg:x2="8.015cm" svg:y2="18.034cm">
          <text:p/>
        </draw:line>
        <draw:custom-shape draw:style-name="gr22" draw:text-style-name="P13" draw:layer="layout" svg:width="0.4cm" svg:height="0.2cm" draw:transform="rotate (0.784350965846252) translate (8.016cm 18.31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8" draw:text-style-name="P11" draw:layer="layout" svg:x1="6.992cm" svg:y1="18.01cm" svg:x2="6.992cm" svg:y2="18.51cm">
          <text:p/>
        </draw:line>
        <draw:line draw:style-name="gr21" draw:text-style-name="P11" draw:layer="layout" svg:x1="8.455cm" svg:y1="15.967cm" svg:x2="8.045cm" svg:y2="15.557cm">
          <text:p/>
        </draw:line>
        <draw:custom-shape draw:style-name="gr22" draw:text-style-name="P13" draw:layer="layout" svg:width="0.4cm" svg:height="0.2cm" draw:transform="rotate (0.784350965846252) translate (8.045cm 15.8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23" draw:text-style-name="P10" draw:layer="Beschriftung" svg:width="0.722cm" svg:height="0.569cm" svg:x="6.9cm" svg:y="16.735cm">
          <draw:text-box>
            <text:p><text:span text:style-name="T1">G</text:span></text:p>
          </draw:text-box>
        </draw:frame>
        <draw:frame draw:style-name="gr24" draw:text-style-name="P10" draw:layer="Beschriftung" svg:width="0.705cm" svg:height="0.569cm" svg:x="6.9cm" svg:y="17.22cm">
          <draw:text-box>
            <text:p><text:span text:style-name="T1">D</text:span></text:p>
          </draw:text-box>
        </draw:frame>
        <draw:frame draw:style-name="gr25" draw:text-style-name="P10" draw:layer="Beschriftung" svg:width="0.693cm" svg:height="0.569cm" svg:x="6.901cm" svg:y="17.682cm">
          <draw:text-box>
            <text:p><text:span text:style-name="T1">S</text:span></text:p>
          </draw:text-box>
        </draw:frame>
        <draw:custom-shape draw:style-name="gr26" draw:text-style-name="P14" draw:layer="layout" svg:width="0.196cm" svg:height="1.156cm" svg:x="7.391cm" svg:y="16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0.174cm" svg:height="1.2cm" svg:x="7.611cm" svg:y="14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4" draw:layer="layout" svg:width="0.196cm" svg:height="1.156cm" svg:x="7.392cm" svg:y="14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1" draw:layer="layout" svg:x1="8.992cm" svg:y1="18.509cm" svg:x2="7.995cm" svg:y2="17.01cm">
          <text:p/>
        </draw:line>
        <draw:custom-shape draw:style-name="gr22" draw:text-style-name="P13" draw:layer="layout" svg:width="0.4cm" svg:height="0.201cm" draw:transform="rotate (0.983842099349203) translate (8.3cm 17.8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21" draw:text-style-name="P11" draw:layer="layout" svg:x1="8.992cm" svg:y1="16.011cm" svg:x2="7.995cm" svg:y2="14.512cm">
          <text:p/>
        </draw:line>
        <draw:custom-shape draw:style-name="gr22" draw:text-style-name="P13" draw:layer="layout" svg:width="0.4cm" svg:height="0.201cm" draw:transform="rotate (0.983842099349203) translate (8.3cm 15.372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path draw:style-name="gr27" draw:text-style-name="P11" draw:layer="layout" svg:width="1.061cm" svg:height="1.779cm" draw:transform="rotate (-0.785398163397448) translate (7.5cm 13.5cm)" svg:viewBox="0 0 1062 1780" svg:d="M1062 1780c-849 1-1062-1780-1062-1780">
          <text:p/>
        </draw:path>
        <draw:line draw:style-name="gr19" draw:text-style-name="P11" draw:layer="layout" svg:x1="6.992cm" svg:y1="13.01cm" svg:x2="6.492cm" svg:y2="13.01cm">
          <text:p/>
        </draw:line>
        <draw:line draw:style-name="gr18" draw:text-style-name="P11" draw:layer="layout" svg:x1="7.492cm" svg:y1="12.51cm" svg:x2="7.492cm" svg:y2="13.01cm">
          <text:p/>
        </draw:line>
        <draw:line draw:style-name="gr18" draw:text-style-name="P11" draw:layer="layout" svg:x1="6.992cm" svg:y1="12.01cm" svg:x2="6.992cm" svg:y2="12.51cm">
          <text:p/>
        </draw:line>
        <draw:path draw:style-name="gr21" draw:text-style-name="P11" draw:layer="layout" svg:width="2.193cm" svg:height="2.129cm" draw:transform="rotate (-0.959931088596882) translate (7.49203447233502cm 12.0100492498891cm)" svg:viewBox="0 0 2194 2130" svg:d="M2194 2130c-682-394-1849-1561-2194-2130">
          <text:p/>
        </draw:path>
        <draw:g>
          <draw:custom-shape draw:style-name="gr28" draw:text-style-name="P15" draw:layer="layout" svg:width="0.2cm" svg:height="0.2cm" svg:x="6.964cm" svg:y="13.697cm">
            <text:p/>
  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21" draw:text-style-name="P11" draw:layer="layout" svg:width="0.09cm" svg:height="0.199cm" draw:transform="rotate (-1.5707963267949) translate (7.164cm 13.649cm)" svg:viewBox="0 0 91 200" draw:points="0,0 48,0 48,200 91,200">
            <text:p/>
          </draw:polyline>
        </draw:g>
        <draw:path draw:style-name="gr21" draw:text-style-name="P11" draw:layer="layout" svg:width="3.096cm" svg:height="3.42cm" draw:transform="rotate (-0.960105621522082) translate (8.00940592510263cm 13.0101512578774cm)" svg:viewBox="0 0 3097 3421" svg:d="M3097 3421c-843-562-3137-2518-3096-3421">
          <text:p/>
        </draw:path>
        <draw:g>
          <draw:custom-shape draw:style-name="gr28" draw:text-style-name="P15" draw:layer="layout" svg:width="0.2cm" svg:height="0.2cm" svg:x="6.981cm" svg:y="15.876cm">
            <text:p/>
  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21" draw:text-style-name="P11" draw:layer="layout" svg:width="0.09cm" svg:height="0.199cm" draw:transform="rotate (-1.5707963267949) translate (7.181cm 15.828cm)" svg:viewBox="0 0 91 200" draw:points="0,0 48,0 48,200 91,200">
            <text:p/>
          </draw:polyline>
        </draw:g>
        <draw:custom-shape draw:style-name="gr41" draw:text-style-name="P11" draw:layer="Kupfer" svg:width="0.7cm" svg:height="0.7cm" svg:x="10.992cm" svg:y="15.4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21" draw:text-style-name="P11" draw:layer="Kupfer" svg:x1="11.592cm" svg:y1="15.51cm" svg:x2="11.092cm" svg:y2="16.01cm">
          <text:p/>
        </draw:line>
        <draw:line draw:style-name="gr21" draw:text-style-name="P11" draw:layer="Kupfer" svg:x1="11.092cm" svg:y1="15.51cm" svg:x2="11.592cm" svg:y2="16.01cm">
          <text:p/>
        </draw:line>
        <draw:path draw:style-name="gr30" draw:text-style-name="P11" draw:layer="Kupfer" svg:width="3.299cm" svg:height="1.399cm" draw:transform="rotate (-3.14159265358979) translate (11.292cm 17.51cm)" svg:viewBox="0 0 3300 1400" svg:d="M3300 0c-2300 0-3300 1000-3300 1400">
          <text:p/>
        </draw:path>
        <draw:path draw:style-name="gr31" draw:text-style-name="P11" draw:layer="Kupfer" svg:width="3.914cm" svg:height="2.75cm" draw:transform="rotate (-1.39835779669786) translate (10.7030115228587cm 11.5381741562403cm)" svg:viewBox="0 0 3915 2751" svg:d="M3915 84c-2758-480-3658 1189-3915 2667">
          <text:p/>
        </draw:path>
        <draw:custom-shape draw:style-name="gr42" draw:text-style-name="P11" draw:layer="Kupfer" svg:width="0.2cm" svg:height="0.4cm" svg:x="10.592cm" svg:y="14.31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polyline draw:style-name="gr21" draw:text-style-name="P11" draw:layer="Kupfer" svg:width="0.423cm" svg:height="0.423cm" draw:transform="rotate (-2.35619449019235) translate (11.1918132752231cm 14.5101867247769cm)" svg:viewBox="0 0 424 424" draw:points="141,424 0,424 424,0 424,141">
          <text:p/>
        </draw:polyline>
        <draw:path draw:style-name="gr31" draw:text-style-name="P11" draw:layer="Kupfer" svg:width="2.973cm" svg:height="1.368cm" draw:transform="rotate (-0.999375529691953) translate (9.14355245002779cm 11.7699074685582cm)" svg:viewBox="0 0 2974 1369" svg:d="M2974 71c-1087-342-2542 625-2974 1298">
          <text:p/>
        </draw:path>
        <draw:path draw:style-name="gr21" draw:text-style-name="P11" draw:layer="Kupfer" svg:width="2.702cm" svg:height="0.356cm" draw:transform="rotate (0.211184839491314) translate (7.99194900744182cm 15.0100109225487cm)" svg:viewBox="0 0 2703 357" svg:d="M2703 272c-63 294-2703-272-2703-272">
          <text:p/>
        </draw:path>
        <draw:frame draw:style-name="gr23" draw:text-style-name="P10" draw:layer="Beschriftung" svg:width="0.722cm" svg:height="0.569cm" svg:x="6.9cm" svg:y="14.241cm">
          <draw:text-box>
            <text:p><text:span text:style-name="T1">G</text:span></text:p>
          </draw:text-box>
        </draw:frame>
        <draw:frame draw:style-name="gr33" draw:text-style-name="P10" draw:layer="Beschriftung" svg:width="0.705cm" svg:height="0.569cm" svg:x="6.901cm" svg:y="14.741cm">
          <draw:text-box>
            <text:p><text:span text:style-name="T1">D</text:span></text:p>
          </draw:text-box>
        </draw:frame>
        <draw:frame draw:style-name="gr25" draw:text-style-name="P10" draw:layer="Beschriftung" svg:width="0.693cm" svg:height="0.569cm" svg:x="6.9cm" svg:y="15.21cm">
          <draw:text-box>
            <text:p><text:span text:style-name="T1">S</text:span></text:p>
          </draw:text-box>
        </draw:frame>
        <draw:frame draw:style-name="gr16" draw:text-style-name="P10" draw:layer="Beschriftung" svg:width="0.849cm" svg:height="0.569cm" svg:x="8.5cm" svg:y="14.941cm">
          <draw:text-box>
            <text:p><text:span text:style-name="T1">1K</text:span></text:p>
          </draw:text-box>
        </draw:frame>
        <draw:frame draw:style-name="gr34" draw:text-style-name="P10" draw:layer="Beschriftung" svg:width="1.162cm" svg:height="0.569cm" svg:x="7.9cm" svg:y="18.31cm">
          <draw:text-box>
            <text:p><text:span text:style-name="T1">100K</text:span></text:p>
          </draw:text-box>
        </draw:frame>
        <draw:frame draw:style-name="gr16" draw:text-style-name="P10" draw:layer="Beschriftung" svg:width="0.849cm" svg:height="0.569cm" svg:x="8.451cm" svg:y="17.441cm">
          <draw:text-box>
            <text:p><text:span text:style-name="T1">1K</text:span></text:p>
          </draw:text-box>
        </draw:frame>
        <draw:frame draw:style-name="gr34" draw:text-style-name="P10" draw:layer="Beschriftung" svg:width="1.162cm" svg:height="0.569cm" svg:x="7.5cm" svg:y="15.841cm">
          <draw:text-box>
            <text:p><text:span text:style-name="T1">100K</text:span></text:p>
          </draw:text-box>
        </draw:frame>
        <draw:frame draw:style-name="gr35" draw:text-style-name="P10" draw:layer="Beschriftung" svg:width="1.819cm" svg:height="0.569cm" svg:x="6.289cm" svg:y="16.4cm">
          <draw:text-box>
            <text:p><text:span text:style-name="T1">IRLU120N</text:span></text:p>
          </draw:text-box>
        </draw:frame>
        <draw:frame draw:style-name="gr35" draw:text-style-name="P10" draw:layer="Beschriftung" svg:width="1.819cm" svg:height="0.569cm" svg:x="7.381cm" svg:y="13.931cm">
          <draw:text-box>
            <text:p><text:span text:style-name="T1">I</text:span><text:span text:style-name="T1">R</text:span><text:span text:style-name="T1">L</text:span><text:span text:style-name="T1">U</text:span><text:span text:style-name="T1">1</text:span><text:span text:style-name="T1">2</text:span><text:span text:style-name="T1">0</text:span><text:span text:style-name="T1">N</text:span></text:p>
          </draw:text-box>
        </draw:frame>
        <draw:frame draw:style-name="gr36" draw:text-style-name="P10" draw:layer="Beschriftung" svg:width="1.488cm" svg:height="0.569cm" svg:x="5.712cm" svg:y="13.631cm">
          <draw:text-box>
            <text:p><text:span text:style-name="T1">1</text:span><text:span text:style-name="T1">N</text:span><text:span text:style-name="T1">5</text:span><text:span text:style-name="T1">8</text:span><text:span text:style-name="T1">1</text:span><text:span text:style-name="T1">8</text:span></text:p>
          </draw:text-box>
        </draw:frame>
        <draw:frame draw:style-name="gr36" draw:text-style-name="P10" draw:layer="Beschriftung" svg:width="1.488cm" svg:height="0.569cm" svg:x="5.6cm" svg:y="15.543cm">
          <draw:text-box>
            <text:p><text:span text:style-name="T1">1</text:span><text:span text:style-name="T1">N</text:span><text:span text:style-name="T1">5</text:span><text:span text:style-name="T1">8</text:span><text:span text:style-name="T1">1</text:span><text:span text:style-name="T1">8</text:span></text:p>
          </draw:text-box>
        </draw:frame>
        <draw:path draw:style-name="gr27" draw:text-style-name="P11" draw:layer="layout" svg:width="3.794cm" svg:height="3.254cm" draw:transform="rotate (0.8618435846348) translate (5.52916263781324cm 16.3807397137441cm)" svg:viewBox="0 0 3795 3255" svg:d="M0 3255c2766-1 3795-3255 3795-3255">
          <text:p/>
        </draw:path>
        <draw:custom-shape draw:style-name="gr37" draw:text-style-name="P1" draw:layer="Beschriftung" svg:width="0.2cm" svg:height="0.2cm" svg:x="2.892cm" svg:y="18.41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37" draw:text-style-name="P1" draw:layer="Beschriftung" svg:width="0.2cm" svg:height="0.2cm" svg:x="2.891cm" svg:y="17.91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line draw:style-name="gr38" draw:text-style-name="P11" draw:layer="Beschriftung" svg:x1="2.992cm" svg:y1="18.51cm" svg:x2="2.592cm" svg:y2="18.11cm">
          <text:p/>
        </draw:line>
        <draw:custom-shape draw:style-name="gr37" draw:text-style-name="P1" draw:layer="Beschriftung" svg:width="0.2cm" svg:height="0.2cm" svg:x="3.892cm" svg:y="18.61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37" draw:text-style-name="P1" draw:layer="Beschriftung" svg:width="0.2cm" svg:height="0.2cm" svg:x="3.891cm" svg:y="18.11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line draw:style-name="gr38" draw:text-style-name="P11" draw:layer="Beschriftung" svg:x1="3.992cm" svg:y1="18.71cm" svg:x2="3.592cm" svg:y2="18.31cm">
          <text:p/>
        </draw:line>
        <draw:path draw:style-name="gr21" draw:text-style-name="P11" draw:layer="Beschriftung" svg:width="2.948cm" svg:height="0.552cm" draw:transform="rotate (-2.956238687028) translate (5.99238014072507cm 18.0099287212465cm)" svg:viewBox="0 0 2949 553" svg:d="M2949 553c-1628 0-2949-553-2949-553">
          <text:p/>
        </draw:path>
        <draw:path draw:style-name="gr21" draw:text-style-name="P11" draw:layer="Beschriftung" svg:width="1.999cm" svg:height="0.299cm" draw:transform="rotate (-3.14159265358979) translate (5.992cm 18.51cm)" svg:viewBox="0 0 2000 300" svg:d="M2000 300c-1400 0-2000-300-2000-300">
          <text:p/>
        </draw:path>
        <draw:path draw:style-name="gr21" draw:text-style-name="P11" draw:layer="Beschriftung" svg:width="1.496cm" svg:height="0.314cm" draw:transform="rotate (2.73667626712711) translate (5.36794560286509cm 19.2997310386577cm)" svg:viewBox="0 0 1497 315" svg:d="M1497 0c-762 0-1497 315-1497 315">
          <text:p/>
        </draw:path>
        <draw:path draw:style-name="gr21" draw:text-style-name="P11" draw:layer="Beschriftung" svg:width="2.852cm" svg:height="1.144cm" draw:transform="rotate (2.62253173404668) translate (5.42390861713677cm 20.0045809222822cm)" svg:viewBox="0 0 2853 1145" svg:d="M2853 91c-1005-347-2444 360-2853 1054">
          <text:p/>
        </draw:path>
        <draw:frame draw:style-name="gr39" draw:text-style-name="P10" draw:layer="Beschriftung" svg:width="2.001cm" svg:height="0.569cm" draw:transform="rotate (1.5707963267949) translate (11.231cm 14.901cm)">
          <draw:text-box>
            <text:p><text:span text:style-name="T1">Summ</text:span><text:span text:style-name="T1">er 3V</text:span></text:p>
          </draw:text-box>
        </draw:frame>
        <draw:frame draw:style-name="gr40" draw:text-style-name="P10" draw:layer="Beschriftung" svg:width="1.653cm" svg:height="0.569cm" draw:transform="rotate (1.5707963267949) translate (11.431cm 17.51cm)">
          <draw:text-box>
            <text:p><text:span text:style-name="T1">M</text:span><text:span text:style-name="T1">ot</text:span><text:span text:style-name="T1">or </text:span><text:span text:style-name="T1">3V</text:span></text:p>
          </draw:text-box>
        </draw:frame>
        <draw:line draw:style-name="gr19" draw:text-style-name="P11" draw:layer="layout" svg:x1="6.992cm" svg:y1="13.5cm" svg:x2="6.492cm" svg:y2="13.5cm">
          <text:p/>
        </draw:line>
        <draw:line draw:style-name="gr19" draw:text-style-name="P11" draw:layer="layout" svg:x1="4cm" svg:y1="12.5cm" svg:x2="3cm" svg:y2="12.5cm">
          <text:p/>
        </draw:line>
        <draw:line draw:style-name="gr19" draw:text-style-name="P11" draw:layer="layout" svg:x1="3.8cm" svg:y1="12.7cm" svg:x2="3.2cm" svg:y2="12.7cm">
          <text:p/>
        </draw:line>
        <draw:path draw:style-name="gr21" draw:text-style-name="P11" draw:layer="layout" svg:width="2.567cm" svg:height="0.962cm" draw:transform="rotate (2.62253173404668) translate (5.52230765344189cm 14.3361269621149cm)" svg:viewBox="0 0 2568 963" svg:d="M2568 417c-496-868-2215-231-2568 546">
          <text:p/>
        </draw:path>
        <draw:path draw:style-name="gr21" draw:text-style-name="P11" draw:layer="layout" svg:width="2.54cm" svg:height="0.38cm" draw:transform="rotate (-2.956238687028) translate (5.99792944779907cm 12.0326226712007cm)" svg:viewBox="0 0 2541 381" svg:d="M2541 0c-424 634-1898 356-2541 32">
          <text:p/>
        </draw:path>
        <draw:line draw:style-name="gr43" draw:text-style-name="P11" draw:layer="layout" svg:x1="4.4cm" svg:y1="21.4cm" svg:x2="5.2cm" svg:y2="22.2cm">
          <text:p/>
        </draw:line>
        <draw:line draw:style-name="gr43" draw:text-style-name="P11" draw:layer="layout" svg:x1="4.4cm" svg:y1="21.4cm" svg:x2="5.3cm" svg:y2="21.2cm">
          <text:p/>
        </draw:line>
        <draw:line draw:style-name="gr43" draw:text-style-name="P11" draw:layer="layout" svg:x1="5.2cm" svg:y1="22.2cm" svg:x2="6.1cm" svg:y2="22cm">
          <text:p/>
        </draw:line>
        <draw:line draw:style-name="gr43" draw:text-style-name="P11" draw:layer="layout" svg:x1="5.3cm" svg:y1="21.2cm" svg:x2="6.1cm" svg:y2="22cm">
          <text:p/>
        </draw:line>
        <draw:line draw:style-name="gr43" draw:text-style-name="P11" draw:layer="layout" svg:x1="4.4cm" svg:y1="21.4cm" svg:x2="4.4cm" svg:y2="21.7cm">
          <text:p/>
        </draw:line>
        <draw:line draw:style-name="gr43" draw:text-style-name="P11" draw:layer="layout" svg:x1="5.2cm" svg:y1="22.2cm" svg:x2="5.2cm" svg:y2="22.5cm">
          <text:p/>
        </draw:line>
        <draw:line draw:style-name="gr43" draw:text-style-name="P11" draw:layer="layout" svg:x1="6.1cm" svg:y1="22cm" svg:x2="6.1cm" svg:y2="22.3cm">
          <text:p/>
        </draw:line>
        <draw:line draw:style-name="gr43" draw:text-style-name="P11" draw:layer="layout" svg:x1="4.4cm" svg:y1="21.7cm" svg:x2="5.2cm" svg:y2="22.5cm">
          <text:p/>
        </draw:line>
        <draw:line draw:style-name="gr43" draw:text-style-name="P11" draw:layer="layout" svg:x1="3.15cm" svg:y1="21.9cm" svg:x2="4.5cm" svg:y2="21.6cm">
          <text:p/>
        </draw:line>
        <draw:line draw:style-name="gr43" draw:text-style-name="P11" draw:layer="layout" svg:x1="3.25cm" svg:y1="22cm" svg:x2="4.6cm" svg:y2="21.7cm">
          <text:p/>
        </draw:line>
        <draw:line draw:style-name="gr43" draw:text-style-name="P11" draw:layer="layout" svg:x1="3.25cm" svg:y1="22.1cm" svg:x2="4.6cm" svg:y2="21.8cm">
          <text:p/>
        </draw:line>
        <draw:line draw:style-name="gr43" draw:text-style-name="P11" draw:layer="layout" svg:x1="3.25cm" svg:y1="22cm" svg:x2="3.25cm" svg:y2="22.1cm">
          <text:p/>
        </draw:line>
        <draw:line draw:style-name="gr43" draw:text-style-name="P11" draw:layer="layout" svg:x1="3.15cm" svg:y1="21.9cm" svg:x2="3.25cm" svg:y2="22cm">
          <text:p/>
        </draw:line>
        <draw:line draw:style-name="gr43" draw:text-style-name="P11" draw:layer="layout" svg:x1="3.15cm" svg:y1="22cm" svg:x2="3.25cm" svg:y2="22.1cm">
          <text:p/>
        </draw:line>
        <draw:line draw:style-name="gr43" draw:text-style-name="P11" draw:layer="layout" svg:x1="3.15cm" svg:y1="21.9cm" svg:x2="3.15cm" svg:y2="22cm">
          <text:p/>
        </draw:line>
        <draw:polygon draw:style-name="gr2" draw:text-style-name="P2" draw:layer="layout" svg:width="1.449cm" svg:height="0.399cm" svg:x="3.15cm" svg:y="21.6cm" svg:viewBox="0 0 1450 400" draw:points="0,300 1350,0 1450,100 100,400">
          <text:p/>
        </draw:polygon>
        <draw:polygon draw:style-name="gr2" draw:text-style-name="P2" draw:layer="layout" svg:width="1.349cm" svg:height="0.399cm" svg:x="3.25cm" svg:y="21.7cm" svg:viewBox="0 0 1350 400" draw:points="0,400 1350,100 1350,0 0,300">
          <text:p/>
        </draw:polygon>
        <draw:polygon draw:style-name="gr2" draw:text-style-name="P2" draw:layer="layout" svg:width="0.099cm" svg:height="0.199cm" svg:x="3.15cm" svg:y="21.9cm" svg:viewBox="0 0 100 200" draw:points="0,100 100,200 100,100 0,0">
          <text:p/>
        </draw:polygon>
        <draw:line draw:style-name="gr43" draw:text-style-name="P11" draw:layer="layout" svg:x1="3.4cm" svg:y1="22.15cm" svg:x2="4.75cm" svg:y2="21.85cm">
          <text:p/>
        </draw:line>
        <draw:line draw:style-name="gr43" draw:text-style-name="P11" draw:layer="layout" svg:x1="3.5cm" svg:y1="22.25cm" svg:x2="4.85cm" svg:y2="21.95cm">
          <text:p/>
        </draw:line>
        <draw:line draw:style-name="gr43" draw:text-style-name="P11" draw:layer="layout" svg:x1="3.5cm" svg:y1="22.35cm" svg:x2="4.85cm" svg:y2="22.05cm">
          <text:p/>
        </draw:line>
        <draw:line draw:style-name="gr43" draw:text-style-name="P11" draw:layer="layout" svg:x1="3.5cm" svg:y1="22.25cm" svg:x2="3.5cm" svg:y2="22.35cm">
          <text:p/>
        </draw:line>
        <draw:line draw:style-name="gr43" draw:text-style-name="P11" draw:layer="layout" svg:x1="3.4cm" svg:y1="22.15cm" svg:x2="3.5cm" svg:y2="22.25cm">
          <text:p/>
        </draw:line>
        <draw:line draw:style-name="gr43" draw:text-style-name="P11" draw:layer="layout" svg:x1="3.4cm" svg:y1="22.25cm" svg:x2="3.5cm" svg:y2="22.35cm">
          <text:p/>
        </draw:line>
        <draw:line draw:style-name="gr43" draw:text-style-name="P11" draw:layer="layout" svg:x1="3.4cm" svg:y1="22.15cm" svg:x2="3.4cm" svg:y2="22.25cm">
          <text:p/>
        </draw:line>
        <draw:polygon draw:style-name="gr2" draw:text-style-name="P2" draw:layer="layout" svg:width="1.449cm" svg:height="0.399cm" svg:x="3.4cm" svg:y="21.85cm" svg:viewBox="0 0 1450 400" draw:points="0,300 1350,0 1450,100 100,400">
          <text:p/>
        </draw:polygon>
        <draw:polygon draw:style-name="gr2" draw:text-style-name="P2" draw:layer="layout" svg:width="1.349cm" svg:height="0.399cm" svg:x="3.5cm" svg:y="21.95cm" svg:viewBox="0 0 1350 400" draw:points="0,400 1350,100 1350,0 0,300">
          <text:p/>
        </draw:polygon>
        <draw:polygon draw:style-name="gr2" draw:text-style-name="P2" draw:layer="layout" svg:width="0.099cm" svg:height="0.199cm" svg:x="3.4cm" svg:y="22.15cm" svg:viewBox="0 0 100 200" draw:points="0,100 100,200 100,100 0,0">
          <text:p/>
        </draw:polygon>
        <draw:line draw:style-name="gr43" draw:text-style-name="P11" draw:layer="layout" svg:x1="3.65cm" svg:y1="22.4cm" svg:x2="5cm" svg:y2="22.1cm">
          <text:p/>
        </draw:line>
        <draw:line draw:style-name="gr43" draw:text-style-name="P11" draw:layer="layout" svg:x1="3.75cm" svg:y1="22.5cm" svg:x2="5.1cm" svg:y2="22.2cm">
          <text:p/>
        </draw:line>
        <draw:line draw:style-name="gr43" draw:text-style-name="P11" draw:layer="layout" svg:x1="3.75cm" svg:y1="22.6cm" svg:x2="5.1cm" svg:y2="22.3cm">
          <text:p/>
        </draw:line>
        <draw:line draw:style-name="gr43" draw:text-style-name="P11" draw:layer="layout" svg:x1="3.75cm" svg:y1="22.5cm" svg:x2="3.75cm" svg:y2="22.6cm">
          <text:p/>
        </draw:line>
        <draw:line draw:style-name="gr43" draw:text-style-name="P11" draw:layer="layout" svg:x1="3.65cm" svg:y1="22.4cm" svg:x2="3.75cm" svg:y2="22.5cm">
          <text:p/>
        </draw:line>
        <draw:line draw:style-name="gr43" draw:text-style-name="P11" draw:layer="layout" svg:x1="3.65cm" svg:y1="22.5cm" svg:x2="3.75cm" svg:y2="22.6cm">
          <text:p/>
        </draw:line>
        <draw:line draw:style-name="gr43" draw:text-style-name="P11" draw:layer="layout" svg:x1="3.65cm" svg:y1="22.4cm" svg:x2="3.65cm" svg:y2="22.5cm">
          <text:p/>
        </draw:line>
        <draw:polygon draw:style-name="gr2" draw:text-style-name="P2" draw:layer="layout" svg:width="1.449cm" svg:height="0.399cm" svg:x="3.65cm" svg:y="22.1cm" svg:viewBox="0 0 1450 400" draw:points="0,300 1350,0 1450,100 100,400">
          <text:p/>
        </draw:polygon>
        <draw:polygon draw:style-name="gr2" draw:text-style-name="P2" draw:layer="layout" svg:width="1.349cm" svg:height="0.399cm" svg:x="3.75cm" svg:y="22.2cm" svg:viewBox="0 0 1350 400" draw:points="0,400 1350,100 1350,0 0,300">
          <text:p/>
        </draw:polygon>
        <draw:polygon draw:style-name="gr2" draw:text-style-name="P2" draw:layer="layout" svg:width="0.099cm" svg:height="0.199cm" svg:x="3.65cm" svg:y="22.4cm" svg:viewBox="0 0 100 200" draw:points="0,100 100,200 100,100 0,0">
          <text:p/>
        </draw:polygon>
        <draw:line draw:style-name="gr43" draw:text-style-name="P11" draw:layer="layout" svg:x1="5.2cm" svg:y1="22.5cm" svg:x2="6.1cm" svg:y2="22.3cm">
          <text:p/>
        </draw:line>
        <draw:line draw:style-name="gr43" draw:text-style-name="P11" draw:layer="layout" svg:x1="6.1cm" svg:y1="22.3cm" svg:x2="6.3cm" svg:y2="22.2cm">
          <text:p/>
        </draw:line>
        <draw:line draw:style-name="gr43" draw:text-style-name="P11" draw:layer="layout" svg:x1="6.3cm" svg:y1="22.1cm" svg:x2="6.3cm" svg:y2="22.2cm">
          <text:p/>
        </draw:line>
        <draw:polygon draw:style-name="gr2" draw:text-style-name="P2" draw:layer="layout" svg:width="0.199cm" svg:height="0.199cm" svg:x="6.1cm" svg:y="22.1cm" svg:viewBox="0 0 200 200" draw:points="200,0 0,100 0,200 200,100">
          <text:p/>
        </draw:polygon>
        <draw:polygon draw:style-name="gr1" draw:text-style-name="P1" draw:layer="layout" svg:width="0.899cm" svg:height="0.499cm" svg:x="5.2cm" svg:y="22cm" svg:viewBox="0 0 900 500" draw:points="0,500 900,300 900,0 0,200">
          <text:p/>
        </draw:polygon>
        <draw:polygon draw:style-name="gr1" draw:text-style-name="P1" draw:layer="layout" svg:width="1.699cm" svg:height="0.999cm" svg:x="4.4cm" svg:y="21.2cm" svg:viewBox="0 0 1700 1000" draw:points="900,0 1700,800 800,1000 0,200">
          <text:p/>
        </draw:polygon>
        <draw:frame draw:style-name="gr44" draw:text-style-name="P16" draw:layer="layout" svg:width="0.832cm" svg:height="0.725cm" svg:x="2.568cm" svg:y="21.468cm">
          <draw:text-box>
            <text:p><text:span text:style-name="T3">G</text:span></text:p>
          </draw:text-box>
        </draw:frame>
        <draw:frame draw:style-name="gr44" draw:text-style-name="P16" draw:layer="layout" svg:width="0.807cm" svg:height="0.725cm" svg:x="2.8cm" svg:y="22cm">
          <draw:text-box>
            <text:p><text:span text:style-name="T3">D</text:span></text:p>
          </draw:text-box>
        </draw:frame>
        <draw:frame draw:style-name="gr44" draw:text-style-name="P16" draw:layer="layout" svg:width="0.786cm" svg:height="0.725cm" svg:x="3.3cm" svg:y="22.4cm">
          <draw:text-box>
            <text:p><text:span text:style-name="T3">S</text:span></text:p>
          </draw:text-box>
        </draw:frame>
        <draw:frame draw:style-name="gr44" draw:text-style-name="P17" draw:layer="layout" svg:width="2.822cm" svg:height="0.806cm" svg:x="4.278cm" svg:y="22.578cm">
          <draw:text-box>
            <text:p><text:span text:style-name="T4">IRL</text:span><text:span text:style-name="T4">U1</text:span><text:span text:style-name="T4">20</text:span><text:span text:style-name="T4">N</text:span></text:p>
          </draw:text-box>
        </draw:frame>
        <draw:frame draw:style-name="gr44" draw:text-style-name="P18" draw:layer="layout" svg:width="5.468cm" svg:height="0.962cm" svg:x="4.8cm" svg:y="19.338cm">
          <draw:text-box>
            <text:p>Bestückungsseite</text:p>
          </draw:text-box>
        </draw:frame>
        <draw:polygon draw:style-name="gr21" draw:text-style-name="P11" draw:layer="layout" svg:width="2.099cm" svg:height="1.699cm" draw:transform="rotate (-3.14159265358979) translate (3.6cm 15.3cm)" svg:viewBox="0 0 2100 1700" draw:points="0,1700 2100,1700 2100,0 0,0">
          <text:p/>
        </draw:polygon>
        <draw:custom-shape draw:style-name="gr45" draw:text-style-name="P15" draw:layer="layout" svg:width="1.7cm" svg:height="1.1cm" svg:x="1.7cm" svg:y="13.8cm">
          <text:p/>
          <draw:enhanced-geometry svg:viewBox="0 0 21600 21600" draw:path-stretchpoint-x="10800" draw:path-stretchpoint-y="10800" draw:text-areas="?f3 ?f4 ?f5 ?f6" draw:type="round-rectangle" draw:modifiers="2354.223433242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draw:layer="layout" svg:width="0.2cm" svg:height="0.2cm" svg:x="1.98cm" svg:y="15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37" draw:text-style-name="P1" draw:layer="layout" svg:width="0.2cm" svg:height="0.2cm" svg:x="2.28cm" svg:y="15.001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37" draw:text-style-name="P1" draw:layer="layout" svg:width="0.2cm" svg:height="0.2cm" svg:x="2.579cm" svg:y="15.00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37" draw:text-style-name="P1" draw:layer="layout" svg:width="0.2cm" svg:height="0.2cm" svg:x="2.879cm" svg:y="15.00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path draw:style-name="gr21" draw:text-style-name="P11" draw:layer="layout" svg:width="3.833cm" svg:height="1.447cm" draw:transform="rotate (2.62253173404668) translate (5.28193500369363cm 17.258862305391cm)" svg:viewBox="0 0 3834 1448" svg:d="M3834 296c-496-868-3481 374-3834 1152">
          <text:p/>
        </draw:path>
        <draw:path draw:style-name="gr21" draw:text-style-name="P11" draw:layer="layout" svg:width="3.323cm" svg:height="1.606cm" draw:transform="rotate (2.62253173404668) translate (5.20266718653401cm 16.8956084243789cm)" svg:viewBox="0 0 3324 1607" svg:d="M3324 169c-707-633-2971 661-3324 1438">
          <text:p/>
        </draw:path>
        <draw:frame draw:style-name="gr46" draw:text-style-name="P20" draw:layer="layout" svg:width="1.459cm" svg:height="0.645cm" svg:x="1.841cm" svg:y="14cm">
          <draw:text-box>
            <text:p text:style-name="P19"><text:span text:style-name="T5">O</text:span><text:span text:style-name="T5">L</text:span><text:span text:style-name="T5">E</text:span><text:span text:style-name="T5">D</text:span></text:p>
          </draw:text-box>
        </draw:frame>
        <draw:path draw:style-name="gr31" draw:text-style-name="P11" draw:layer="layout" svg:width="0.643cm" svg:height="3.91cm" draw:transform="rotate (-0.999375529691953) translate (5.65197737947119cm 12.458730626495cm)" svg:viewBox="0 0 644 3911" svg:d="M625 3911c-1087-342-540-2487 19-3911">
          <text:p/>
        </draw:path>
        <draw:path draw:style-name="gr30" draw:text-style-name="P11" draw:layer="layout" svg:width="7.046cm" svg:height="4.377cm" draw:transform="rotate (-3.14159265358979) translate (9cm 19.4781910357448cm)" svg:viewBox="0 0 7047 4378" svg:d="M0 478c900-700 10100-1400 6000 3900">
          <text:p/>
        </draw:path>
        <draw:frame draw:style-name="gr14" draw:text-style-name="P10" draw:layer="layout" svg:width="1.086cm" svg:height="0.569cm" svg:x="4.299cm" svg:y="11.731cm">
          <draw:text-box>
            <text:p><text:span text:style-name="T1"><text:s text:c="2"/></text:span><text:span text:style-name="T1">5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Kupfer"/>
      <draw:layer draw:name="Beschriftung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1T19:25:15.631836560</meta:creation-date>
    <dc:date>2017-09-10T21:17:07.861948575</dc:date>
    <meta:editing-duration>PT2H19M34S</meta:editing-duration>
    <meta:editing-cycles>17</meta:editing-cycles>
    <meta:generator>LibreOffice/5.1.6.2$Linux_X86_64 LibreOffice_project/10m0$Build-2</meta:generator>
    <meta:print-date>2017-09-10T20:54:00.059850993</meta:print-date>
    <meta:document-statistic meta:object-count="680"/>
  </office:meta>
</office:document-meta>
</file>